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870000" table:style-name="ce7">
            <text:p>870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481830" table:style-name="ce9">
            <text:p>17.481.830</text:p>
          </table:table-cell>
          <table:table-cell office:value-type="float" office:value="16555305.5" table:style-name="ce9">
            <text:p>16.555.306</text:p>
          </table:table-cell>
          <table:table-cell office:value-type="percentage" office:value="0.94700071445609524" table:style-name="ce10">
            <text:p>94,70%</text:p>
          </table:table-cell>
          <table:table-cell office:value-type="float" office:value="7435431" table:style-name="ce8">
            <text:p>7.435.431</text:p>
          </table:table-cell>
          <table:table-cell office:value-type="float" office:value="6911543" table:style-name="ce8">
            <text:p>6.911.543</text:p>
          </table:table-cell>
          <table:table-cell office:value-type="float" office:value="3758876" table:style-name="ce8">
            <text:p>3.758.876</text:p>
          </table:table-cell>
          <table:table-cell office:value-type="date" office:date-value="2022-02-10T00:00:00" table:style-name="ce11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26000" table:style-name="ce7">
            <text:p>126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70921" table:style-name="ce14">
            <text:p>2.770.921</text:p>
          </table:table-cell>
          <table:table-cell office:value-type="float" office:value="2569888.5" table:style-name="ce14">
            <text:p>2.569.889</text:p>
          </table:table-cell>
          <table:table-cell office:value-type="percentage" office:value="0.92744921273468284" table:style-name="ce15">
            <text:p>92,74%</text:p>
          </table:table-cell>
          <table:table-cell office:value-type="float" office:value="1143496" table:style-name="ce13">
            <text:p>1.143.496</text:p>
          </table:table-cell>
          <table:table-cell office:value-type="float" office:value="1075082" table:style-name="ce13">
            <text:p>1.075.082</text:p>
          </table:table-cell>
          <table:table-cell office:value-type="float" office:value="651673" table:style-name="ce13">
            <text:p>651.673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78000" table:style-name="ce7">
            <text:p>78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33665" table:style-name="ce14">
            <text:p>2.433.665</text:p>
          </table:table-cell>
          <table:table-cell office:value-type="float" office:value="2232618" table:style-name="ce14">
            <text:p>2.232.618</text:p>
          </table:table-cell>
          <table:table-cell office:value-type="percentage" office:value="0.91738920516998024" table:style-name="ce15">
            <text:p>91,74%</text:p>
          </table:table-cell>
          <table:table-cell office:value-type="float" office:value="923667" table:style-name="ce13">
            <text:p>923.667</text:p>
          </table:table-cell>
          <table:table-cell office:value-type="float" office:value="872981" table:style-name="ce13">
            <text:p>872.981</text:p>
          </table:table-cell>
          <table:table-cell office:value-type="float" office:value="698822" table:style-name="ce13">
            <text:p>698.822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9370" table:style-name="ce7">
            <text:p>549.3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64174" table:style-name="ce14">
            <text:p>2.264.174</text:p>
          </table:table-cell>
          <table:table-cell office:value-type="float" office:value="1983804.5" table:style-name="ce14">
            <text:p>1.983.805</text:p>
          </table:table-cell>
          <table:table-cell office:value-type="percentage" office:value="0.87617139848792536" table:style-name="ce15">
            <text:p>87,62%</text:p>
          </table:table-cell>
          <table:table-cell office:value-type="float" office:value="924469" table:style-name="ce13">
            <text:p>924.469</text:p>
          </table:table-cell>
          <table:table-cell office:value-type="float" office:value="880448" table:style-name="ce13">
            <text:p>880.448</text:p>
          </table:table-cell>
          <table:table-cell office:value-type="float" office:value="434619" table:style-name="ce13">
            <text:p>434.619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742450" table:style-name="ce7">
            <text:p>2.742.450</text:p>
          </table:table-cell>
          <table:table-cell office:value-type="float" office:value="186000" table:style-name="ce7">
            <text:p>186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342600" table:style-name="ce14">
            <text:p>4.342.600</text:p>
          </table:table-cell>
          <table:table-cell office:value-type="float" office:value="4006425.5" table:style-name="ce14">
            <text:p>4.006.426</text:p>
          </table:table-cell>
          <table:table-cell office:value-type="percentage" office:value="0.92258681435084977" table:style-name="ce15">
            <text:p>92,26%</text:p>
          </table:table-cell>
          <table:table-cell office:value-type="float" office:value="1808629" table:style-name="ce13">
            <text:p>1.808.629</text:p>
          </table:table-cell>
          <table:table-cell office:value-type="float" office:value="1683300" table:style-name="ce13">
            <text:p>1.683.300</text:p>
          </table:table-cell>
          <table:table-cell office:value-type="float" office:value="906790" table:style-name="ce13">
            <text:p>906.790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20282.5" table:style-name="ce14">
            <text:p>1.220.283</text:p>
          </table:table-cell>
          <table:table-cell office:value-type="percentage" office:value="0.94420608330302769" table:style-name="ce15">
            <text:p>94,42%</text:p>
          </table:table-cell>
          <table:table-cell office:value-type="float" office:value="516610" table:style-name="ce13">
            <text:p>516.610</text:p>
          </table:table-cell>
          <table:table-cell office:value-type="float" office:value="488847" table:style-name="ce13">
            <text:p>488.847</text:p>
          </table:table-cell>
          <table:table-cell office:value-type="float" office:value="334022" table:style-name="ce13">
            <text:p>334.022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192000" table:style-name="ce7">
            <text:p>192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592738" table:style-name="ce14">
            <text:p>5.592.738</text:p>
          </table:table-cell>
          <table:table-cell office:value-type="float" office:value="5165718" table:style-name="ce14">
            <text:p>5.165.718</text:p>
          </table:table-cell>
          <table:table-cell office:value-type="percentage" office:value="0.9236474156307698" table:style-name="ce15">
            <text:p>92,36%</text:p>
          </table:table-cell>
          <table:table-cell office:value-type="float" office:value="2137578" table:style-name="ce13">
            <text:p>2.137.578</text:p>
          </table:table-cell>
          <table:table-cell office:value-type="float" office:value="2009361" table:style-name="ce13">
            <text:p>2.009.361</text:p>
          </table:table-cell>
          <table:table-cell office:value-type="float" office:value="1425512" table:style-name="ce13">
            <text:p>1.425.512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04000" table:style-name="ce7">
            <text:p>20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280785" table:style-name="ce14">
            <text:p>4.280.785</text:p>
          </table:table-cell>
          <table:table-cell office:value-type="float" office:value="3834479" table:style-name="ce14">
            <text:p>3.834.479</text:p>
          </table:table-cell>
          <table:table-cell office:value-type="percentage" office:value="0.8957420192791743" table:style-name="ce15">
            <text:p>89,57%</text:p>
          </table:table-cell>
          <table:table-cell office:value-type="float" office:value="1754087" table:style-name="ce13">
            <text:p>1.754.087</text:p>
          </table:table-cell>
          <table:table-cell office:value-type="float" office:value="1612772" table:style-name="ce13">
            <text:p>1.612.772</text:p>
          </table:table-cell>
          <table:table-cell office:value-type="float" office:value="970831" table:style-name="ce13">
            <text:p>970.831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767126.5" table:style-name="ce14">
            <text:p>13.767.127</text:p>
          </table:table-cell>
          <table:table-cell office:value-type="percentage" office:value="0.93567674014768698" table:style-name="ce15">
            <text:p>93,57%</text:p>
          </table:table-cell>
          <table:table-cell office:value-type="float" office:value="6459566" table:style-name="ce13">
            <text:p>6.459.566</text:p>
          </table:table-cell>
          <table:table-cell office:value-type="float" office:value="6097004" table:style-name="ce13">
            <text:p>6.097.004</text:p>
          </table:table-cell>
          <table:table-cell office:value-type="float" office:value="3448034" table:style-name="ce13">
            <text:p>3.448.034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947650" table:style-name="ce7">
            <text:p>6.947.650</text:p>
          </table:table-cell>
          <table:table-cell office:value-type="float" office:value="780000" table:style-name="ce7">
            <text:p>780.000</text:p>
          </table:table-cell>
          <table:table-cell office:value-type="float" office:value="2144540" table:style-name="ce7">
            <text:p>2.144.5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949215" table:style-name="ce14">
            <text:p>10.949.215</text:p>
          </table:table-cell>
          <table:table-cell office:value-type="float" office:value="9759169.5" table:style-name="ce14">
            <text:p>9.759.170</text:p>
          </table:table-cell>
          <table:table-cell office:value-type="percentage" office:value="0.89131225389217406" table:style-name="ce15">
            <text:p>89,13%</text:p>
          </table:table-cell>
          <table:table-cell office:value-type="float" office:value="4392578" table:style-name="ce13">
            <text:p>4.392.578</text:p>
          </table:table-cell>
          <table:table-cell office:value-type="float" office:value="4100407" table:style-name="ce13">
            <text:p>4.100.407</text:p>
          </table:table-cell>
          <table:table-cell office:value-type="float" office:value="2674558" table:style-name="ce13">
            <text:p>2.674.558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95273" table:style-name="ce7">
            <text:p>1.595.273</text:p>
          </table:table-cell>
          <table:table-cell office:value-type="float" office:value="96000" table:style-name="ce7">
            <text:p>9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221228" table:style-name="ce14">
            <text:p>2.221.228</text:p>
          </table:table-cell>
          <table:table-cell office:value-type="float" office:value="2221925.5" table:style-name="ce14">
            <text:p>2.221.926</text:p>
          </table:table-cell>
          <table:table-cell office:value-type="percentage" office:value="1" table:style-name="ce15">
            <text:p>100,00%</text:p>
          </table:table-cell>
          <table:table-cell office:value-type="float" office:value="959505" table:style-name="ce13">
            <text:p>959.505</text:p>
          </table:table-cell>
          <table:table-cell office:value-type="float" office:value="896321" table:style-name="ce13">
            <text:p>896.321</text:p>
          </table:table-cell>
          <table:table-cell office:value-type="float" office:value="576590" table:style-name="ce13">
            <text:p>576.590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10000" table:style-name="ce7">
            <text:p>21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13374" table:style-name="ce14">
            <text:p>6.013.374</text:p>
          </table:table-cell>
          <table:table-cell office:value-type="float" office:value="5954489.5" table:style-name="ce14">
            <text:p>5.954.490</text:p>
          </table:table-cell>
          <table:table-cell office:value-type="percentage" office:value="0.99020774360616848" table:style-name="ce15">
            <text:p>99,02%</text:p>
          </table:table-cell>
          <table:table-cell office:value-type="float" office:value="2465070" table:style-name="ce13">
            <text:p>2.465.070</text:p>
          </table:table-cell>
          <table:table-cell office:value-type="float" office:value="2321620" table:style-name="ce13">
            <text:p>2.321.620</text:p>
          </table:table-cell>
          <table:table-cell office:value-type="float" office:value="1886693" table:style-name="ce13">
            <text:p>1.886.693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30000" table:style-name="ce7">
            <text:p>30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66745" table:style-name="ce14">
            <text:p>666.745</text:p>
          </table:table-cell>
          <table:table-cell office:value-type="float" office:value="615855" table:style-name="ce14">
            <text:p>615.855</text:p>
          </table:table-cell>
          <table:table-cell office:value-type="percentage" office:value="0.92367396830872373" table:style-name="ce15">
            <text:p>92,37%</text:p>
          </table:table-cell>
          <table:table-cell office:value-type="float" office:value="281966" table:style-name="ce13">
            <text:p>281.966</text:p>
          </table:table-cell>
          <table:table-cell office:value-type="float" office:value="261729" table:style-name="ce13">
            <text:p>261.729</text:p>
          </table:table-cell>
          <table:table-cell office:value-type="float" office:value="151000" table:style-name="ce13">
            <text:p>151.000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755814.5" table:style-name="ce14">
            <text:p>12.755.815</text:p>
          </table:table-cell>
          <table:table-cell office:value-type="percentage" office:value="0.99257808320549179" table:style-name="ce15">
            <text:p>99,26%</text:p>
          </table:table-cell>
          <table:table-cell office:value-type="float" office:value="5747331" table:style-name="ce13">
            <text:p>5.747.331</text:p>
          </table:table-cell>
          <table:table-cell office:value-type="float" office:value="5376877" table:style-name="ce13">
            <text:p>5.376.877</text:p>
          </table:table-cell>
          <table:table-cell office:value-type="float" office:value="3101345" table:style-name="ce13">
            <text:p>3.101.345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68000" table:style-name="ce7">
            <text:p>168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79735" table:style-name="ce14">
            <text:p>2.879.735</text:p>
          </table:table-cell>
          <table:table-cell office:value-type="float" office:value="2715919.5" table:style-name="ce14">
            <text:p>2.715.920</text:p>
          </table:table-cell>
          <table:table-cell office:value-type="percentage" office:value="0.94311438378878609" table:style-name="ce15">
            <text:p>94,31%</text:p>
          </table:table-cell>
          <table:table-cell office:value-type="float" office:value="1296530" table:style-name="ce13">
            <text:p>1.296.530</text:p>
          </table:table-cell>
          <table:table-cell office:value-type="float" office:value="1201041" table:style-name="ce13">
            <text:p>1.201.041</text:p>
          </table:table-cell>
          <table:table-cell office:value-type="float" office:value="625541" table:style-name="ce13">
            <text:p>625.541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66000" table:style-name="ce7">
            <text:p>66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2767" table:style-name="ce14">
            <text:p>1.372.767</text:p>
          </table:table-cell>
          <table:table-cell office:value-type="float" office:value="1264832" table:style-name="ce14">
            <text:p>1.264.832</text:p>
          </table:table-cell>
          <table:table-cell office:value-type="percentage" office:value="0.92137412976856237" table:style-name="ce15">
            <text:p>92,14%</text:p>
          </table:table-cell>
          <table:table-cell office:value-type="float" office:value="564793" table:style-name="ce13">
            <text:p>564.793</text:p>
          </table:table-cell>
          <table:table-cell office:value-type="float" office:value="533609" table:style-name="ce13">
            <text:p>533.609</text:p>
          </table:table-cell>
          <table:table-cell office:value-type="float" office:value="321715" table:style-name="ce13">
            <text:p>321.715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04000" table:style-name="ce7">
            <text:p>204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49005" table:style-name="ce14">
            <text:p>4.649.005</text:p>
          </table:table-cell>
          <table:table-cell office:value-type="float" office:value="4294328" table:style-name="ce14">
            <text:p>4.294.328</text:p>
          </table:table-cell>
          <table:table-cell office:value-type="percentage" office:value="0.92370905172182005" table:style-name="ce15">
            <text:p>92,37%</text:p>
          </table:table-cell>
          <table:table-cell office:value-type="float" office:value="1938437" table:style-name="ce13">
            <text:p>1.938.437</text:p>
          </table:table-cell>
          <table:table-cell office:value-type="float" office:value="1828526" table:style-name="ce13">
            <text:p>1.828.526</text:p>
          </table:table-cell>
          <table:table-cell office:value-type="float" office:value="1119944" table:style-name="ce13">
            <text:p>1.119.944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7234" table:style-name="ce14">
            <text:p>147.234</text:p>
          </table:table-cell>
          <table:table-cell office:value-type="percentage" office:value="0.88861662512297135" table:style-name="ce15">
            <text:p>88,86%</text:p>
          </table:table-cell>
          <table:table-cell office:value-type="float" office:value="69193" table:style-name="ce13">
            <text:p>69.193</text:p>
          </table:table-cell>
          <table:table-cell office:value-type="float" office:value="63556" table:style-name="ce13">
            <text:p>63.556</text:p>
          </table:table-cell>
          <table:table-cell office:value-type="float" office:value="30274" table:style-name="ce13">
            <text:p>30.274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4939" table:style-name="ce14">
            <text:p>134.939</text:p>
          </table:table-cell>
          <table:table-cell office:value-type="percentage" office:value="0.85523513753327418" table:style-name="ce15">
            <text:p>85,52%</text:p>
          </table:table-cell>
          <table:table-cell office:value-type="float" office:value="65053" table:style-name="ce13">
            <text:p>65.053</text:p>
          </table:table-cell>
          <table:table-cell office:value-type="float" office:value="59359" table:style-name="ce13">
            <text:p>59.359</text:p>
          </table:table-cell>
          <table:table-cell office:value-type="float" office:value="25578" table:style-name="ce13">
            <text:p>25.578</text:p>
          </table:table-cell>
          <table:table-cell office:value-type="date" office:date-value="2022-02-10T00:00:00" table:style-name="ce17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199768" table:style-name="ce14">
            <text:p>199.768</text:p>
          </table:table-cell>
          <table:table-cell office:value-type="percentage" office:value="0.93996969782520723" table:style-name="ce15">
            <text:p>94,00%</text:p>
          </table:table-cell>
          <table:table-cell office:value-type="float" office:value="94979" table:style-name="ce13">
            <text:p>94.979</text:p>
          </table:table-cell>
          <table:table-cell office:value-type="float" office:value="90945" table:style-name="ce13">
            <text:p>90.945</text:p>
          </table:table-cell>
          <table:table-cell office:value-type="float" office:value="39338" table:style-name="ce13">
            <text:p>39.338</text:p>
          </table:table-cell>
          <table:table-cell office:value-type="date" office:date-value="2022-02-10T00:00:00" table:style-name="ce17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70" table:style-name="ce7">
            <text:p>7.57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260" table:style-name="ce14">
            <text:p>12.260</text:p>
          </table:table-cell>
          <table:table-cell office:value-type="float" office:value="11963" table:style-name="ce14">
            <text:p>11.963</text:p>
          </table:table-cell>
          <table:table-cell office:value-type="percentage" office:value="0.97577487765089721" table:style-name="ce15">
            <text:p>97,58%</text:p>
          </table:table-cell>
          <table:table-cell office:value-type="float" office:value="7975" table:style-name="ce13">
            <text:p>7.975</text:p>
          </table:table-cell>
          <table:table-cell office:value-type="float" office:value="7494" table:style-name="ce13">
            <text:p>7.494</text:p>
          </table:table-cell>
          <table:table-cell office:value-type="float" office:value="2490" table:style-name="ce13">
            <text:p>2.490</text:p>
          </table:table-cell>
          <table:table-cell office:value-type="date" office:date-value="2022-02-09T00:00:00" table:style-name="ce17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17317" table:style-name="ce19">
            <text:p>63.217.317</text:p>
          </table:table-cell>
          <table:table-cell office:value-type="float" office:value="4482000" table:style-name="ce19">
            <text:p>4.482.000</text:p>
          </table:table-cell>
          <table:table-cell office:value-type="float" office:value="18501440" table:style-name="ce20">
            <text:p>18.501.4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35" table:style-name="ce22">
            <text:p>2.113.635</text:p>
          </table:table-cell>
          <table:table-cell office:value-type="float" office:value="97324172" table:style-name="ce23">
            <text:p>97.324.172</text:p>
          </table:table-cell>
          <table:table-cell office:value-type="float" office:value="91411885.5" table:style-name="ce23">
            <text:p>91.411.886</text:p>
          </table:table-cell>
          <table:table-cell office:value-type="percentage" office:value="0.93925161264151313" table:style-name="ce24">
            <text:p>93,93%</text:p>
          </table:table-cell>
          <table:table-cell office:value-type="float" office:value="40986943" table:style-name="ce23">
            <text:p>40.986.943</text:p>
          </table:table-cell>
          <table:table-cell office:value-type="float" office:value="38372822" table:style-name="ce23">
            <text:p>38.372.822</text:p>
          </table:table-cell>
          <table:table-cell office:value-type="float" office:value="23184245" table:style-name="ce23">
            <text:p>23.184.245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0247" table:style-name="ce32">
            <text:p>7.030.247</text:p>
          </table:table-cell>
          <table:table-cell office:value-type="percentage" office:value="0.93636685111424411" table:style-name="ce33">
            <text:p>93,6%</text:p>
          </table:table-cell>
          <table:table-cell office:value-type="float" office:value="6911543" table:style-name="ce32">
            <text:p>6.911.543</text:p>
          </table:table-cell>
          <table:table-cell office:value-type="percentage" office:value="0.92055652600124804" table:style-name="ce33">
            <text:p>92,1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4393" table:style-name="ce32">
            <text:p>1.094.393</text:p>
          </table:table-cell>
          <table:table-cell office:value-type="percentage" office:value="0.9201157214345288" table:style-name="ce33">
            <text:p>92,0%</text:p>
          </table:table-cell>
          <table:table-cell office:value-type="float" office:value="1075082" table:style-name="ce32">
            <text:p>1.075.082</text:p>
          </table:table-cell>
          <table:table-cell office:value-type="percentage" office:value="0.90387991336866746" table:style-name="ce33">
            <text:p>90,4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3877" table:style-name="ce32">
            <text:p>883.877</text:p>
          </table:table-cell>
          <table:table-cell office:value-type="percentage" office:value="0.94994878805563343" table:style-name="ce33">
            <text:p>95,0%</text:p>
          </table:table-cell>
          <table:table-cell office:value-type="float" office:value="872981" table:style-name="ce32">
            <text:p>872.981</text:p>
          </table:table-cell>
          <table:table-cell office:value-type="percentage" office:value="0.93823828761874672" table:style-name="ce33">
            <text:p>93,8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5625" table:style-name="ce32">
            <text:p>895.625</text:p>
          </table:table-cell>
          <table:table-cell office:value-type="percentage" office:value="0.82684245656567146" table:style-name="ce33">
            <text:p>82,7%</text:p>
          </table:table-cell>
          <table:table-cell office:value-type="float" office:value="880448" table:style-name="ce32">
            <text:p>880.448</text:p>
          </table:table-cell>
          <table:table-cell office:value-type="percentage" office:value="0.81283102548313446" table:style-name="ce33">
            <text:p>81,3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8593" table:style-name="ce32">
            <text:p>1.738.593</text:p>
          </table:table-cell>
          <table:table-cell office:value-type="percentage" office:value="0.85497019197811863" table:style-name="ce33">
            <text:p>85,5%</text:p>
          </table:table-cell>
          <table:table-cell office:value-type="float" office:value="1683300" table:style-name="ce32">
            <text:p>1.683.300</text:p>
          </table:table-cell>
          <table:table-cell office:value-type="percentage" office:value="0.82777931589323506" table:style-name="ce33">
            <text:p>82,8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477" table:style-name="ce32">
            <text:p>493.477</text:p>
          </table:table-cell>
          <table:table-cell office:value-type="percentage" office:value="0.93627884385518212" table:style-name="ce33">
            <text:p>93,6%</text:p>
          </table:table-cell>
          <table:table-cell office:value-type="float" office:value="488847" table:style-name="ce32">
            <text:p>488.847</text:p>
          </table:table-cell>
          <table:table-cell office:value-type="percentage" office:value="0.92749429858346832" table:style-name="ce33">
            <text:p>92,7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4574" table:style-name="ce32">
            <text:p>2.044.574</text:p>
          </table:table-cell>
          <table:table-cell office:value-type="percentage" office:value="0.94126784120242213" table:style-name="ce33">
            <text:p>94,1%</text:p>
          </table:table-cell>
          <table:table-cell office:value-type="float" office:value="2009361" table:style-name="ce32">
            <text:p>2.009.361</text:p>
          </table:table-cell>
          <table:table-cell office:value-type="percentage" office:value="0.92505670651506877" table:style-name="ce33">
            <text:p>92,5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1845" table:style-name="ce32">
            <text:p>1.661.845</text:p>
          </table:table-cell>
          <table:table-cell office:value-type="percentage" office:value="0.91507156615174867" table:style-name="ce33">
            <text:p>91,5%</text:p>
          </table:table-cell>
          <table:table-cell office:value-type="float" office:value="1612772" table:style-name="ce32">
            <text:p>1.612.772</text:p>
          </table:table-cell>
          <table:table-cell office:value-type="percentage" office:value="0.88805020918658961" table:style-name="ce33">
            <text:p>88,8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5960" table:style-name="ce32">
            <text:p>6.235.960</text:p>
          </table:table-cell>
          <table:table-cell office:value-type="percentage" office:value="0.91943075135195229" table:style-name="ce33">
            <text:p>91,9%</text:p>
          </table:table-cell>
          <table:table-cell office:value-type="float" office:value="6097004" table:style-name="ce32">
            <text:p>6.097.004</text:p>
          </table:table-cell>
          <table:table-cell office:value-type="percentage" office:value="0.89894306068606256" table:style-name="ce33">
            <text:p>89,9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69535" table:style-name="ce32">
            <text:p>4.169.535</text:p>
          </table:table-cell>
          <table:table-cell office:value-type="percentage" office:value="0.92820811811863957" table:style-name="ce33">
            <text:p>92,8%</text:p>
          </table:table-cell>
          <table:table-cell office:value-type="float" office:value="4100407" table:style-name="ce32">
            <text:p>4.100.407</text:p>
          </table:table-cell>
          <table:table-cell office:value-type="percentage" office:value="0.91281907094927772" table:style-name="ce33">
            <text:p>91,3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8833" table:style-name="ce32">
            <text:p>908.833</text:p>
          </table:table-cell>
          <table:table-cell office:value-type="percentage" office:value="0.95677710050637443" table:style-name="ce33">
            <text:p>95,7%</text:p>
          </table:table-cell>
          <table:table-cell office:value-type="float" office:value="896321" table:style-name="ce32">
            <text:p>896.321</text:p>
          </table:table-cell>
          <table:table-cell office:value-type="percentage" office:value="0.94360504900567432" table:style-name="ce33">
            <text:p>94,4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39483" table:style-name="ce32">
            <text:p>2.339.483</text:p>
          </table:table-cell>
          <table:table-cell office:value-type="percentage" office:value="0.9525089704237607" table:style-name="ce33">
            <text:p>95,3%</text:p>
          </table:table-cell>
          <table:table-cell office:value-type="float" office:value="2321620" table:style-name="ce32">
            <text:p>2.321.620</text:p>
          </table:table-cell>
          <table:table-cell office:value-type="percentage" office:value="0.94523613803357887" table:style-name="ce33">
            <text:p>94,5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271" table:style-name="ce32">
            <text:p>268.271</text:p>
          </table:table-cell>
          <table:table-cell office:value-type="percentage" office:value="0.95307642843693485" table:style-name="ce33">
            <text:p>95,3%</text:p>
          </table:table-cell>
          <table:table-cell office:value-type="float" office:value="261729" table:style-name="ce32">
            <text:p>261.729</text:p>
          </table:table-cell>
          <table:table-cell office:value-type="percentage" office:value="0.9298349077551078" table:style-name="ce33">
            <text:p>93,0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0266" table:style-name="ce32">
            <text:p>5.520.266</text:p>
          </table:table-cell>
          <table:table-cell office:value-type="percentage" office:value="0.92452705685634418" table:style-name="ce33">
            <text:p>92,5%</text:p>
          </table:table-cell>
          <table:table-cell office:value-type="float" office:value="5376877" table:style-name="ce32">
            <text:p>5.376.877</text:p>
          </table:table-cell>
          <table:table-cell office:value-type="percentage" office:value="0.90051245137255509" table:style-name="ce33">
            <text:p>90,1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286" table:style-name="ce32">
            <text:p>1.232.286</text:p>
          </table:table-cell>
          <table:table-cell office:value-type="percentage" office:value="0.93524051808799846" table:style-name="ce33">
            <text:p>93,5%</text:p>
          </table:table-cell>
          <table:table-cell office:value-type="float" office:value="1201041" table:style-name="ce32">
            <text:p>1.201.041</text:p>
          </table:table-cell>
          <table:table-cell office:value-type="percentage" office:value="0.91152719992349807" table:style-name="ce33">
            <text:p>91,2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005" table:style-name="ce32">
            <text:p>539.005</text:p>
          </table:table-cell>
          <table:table-cell office:value-type="percentage" office:value="0.929040253441209" table:style-name="ce33">
            <text:p>92,9%</text:p>
          </table:table-cell>
          <table:table-cell office:value-type="float" office:value="533609" table:style-name="ce32">
            <text:p>533.609</text:p>
          </table:table-cell>
          <table:table-cell office:value-type="percentage" office:value="0.9197395953627705" table:style-name="ce33">
            <text:p>92,0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59696" table:style-name="ce32">
            <text:p>1.859.696</text:p>
          </table:table-cell>
          <table:table-cell office:value-type="percentage" office:value="0.95112806373395153" table:style-name="ce33">
            <text:p>95,1%</text:p>
          </table:table-cell>
          <table:table-cell office:value-type="float" office:value="1828526" table:style-name="ce32">
            <text:p>1.828.526</text:p>
          </table:table-cell>
          <table:table-cell office:value-type="percentage" office:value="0.93518639275837956" table:style-name="ce33">
            <text:p>93,5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6352" table:style-name="ce32">
            <text:p>66.352</text:p>
          </table:table-cell>
          <table:table-cell office:value-type="percentage" office:value="0.93415365554914187" table:style-name="ce33">
            <text:p>93,4%</text:p>
          </table:table-cell>
          <table:table-cell office:value-type="float" office:value="63556" table:style-name="ce32">
            <text:p>63.556</text:p>
          </table:table-cell>
          <table:table-cell office:value-type="percentage" office:value="0.89478945219558204" table:style-name="ce33">
            <text:p>89,5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30" table:style-name="ce32">
            <text:p>61.730</text:p>
          </table:table-cell>
          <table:table-cell office:value-type="percentage" office:value="0.90425687750856942" table:style-name="ce33">
            <text:p>90,4%</text:p>
          </table:table-cell>
          <table:table-cell office:value-type="float" office:value="59359" table:style-name="ce32">
            <text:p>59.359</text:p>
          </table:table-cell>
          <table:table-cell office:value-type="percentage" office:value="0.86952509301848646" table:style-name="ce33">
            <text:p>87,0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4979" table:style-name="ce32">
            <text:p>94.979</text:p>
          </table:table-cell>
          <table:table-cell office:value-type="string" table:style-name="ce33">
            <text:p>-</text:p>
          </table:table-cell>
          <table:table-cell office:value-type="float" office:value="90945" table:style-name="ce32">
            <text:p>90.945</text:p>
          </table:table-cell>
          <table:table-cell office:value-type="string" table:style-name="ce33">
            <text:p>-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7975" table:style-name="ce32">
            <text:p>7.975</text:p>
          </table:table-cell>
          <table:table-cell office:value-type="string" table:style-name="ce33">
            <text:p>-</text:p>
          </table:table-cell>
          <table:table-cell office:value-type="float" office:value="7494" table:style-name="ce32">
            <text:p>7.494</text:p>
          </table:table-cell>
          <table:table-cell office:value-type="string" table:style-name="ce33">
            <text:p>-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47002" table:style-name="ce35">
            <text:p>39.147.002</text:p>
          </table:table-cell>
          <table:table-cell office:value-type="percentage" office:value="0.92798320200436968" table:style-name="ce36">
            <text:p>92,8%</text:p>
          </table:table-cell>
          <table:table-cell office:value-type="float" office:value="38372822" table:style-name="ce35">
            <text:p>38.372.822</text:p>
          </table:table-cell>
          <table:table-cell office:value-type="percentage" office:value="0.90963119550007232" table:style-name="ce36">
            <text:p>91,0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37" table:style-name="ce45">
            <text:p>435.437</text:p>
          </table:table-cell>
          <table:table-cell office:value-type="percentage" office:value="1" table:style-name="ce46">
            <text:p>100,0%</text:p>
          </table:table-cell>
          <table:table-cell office:value-type="float" office:value="656425" table:style-name="ce45">
            <text:p>656.425</text:p>
          </table:table-cell>
          <table:table-cell office:value-type="percentage" office:value="1" table:style-name="ce46">
            <text:p>100,0%</text:p>
          </table:table-cell>
          <table:table-cell office:value-type="float" office:value="937241" table:style-name="ce45">
            <text:p>937.241</text:p>
          </table:table-cell>
          <table:table-cell office:value-type="percentage" office:value="0.97809709370098374" table:style-name="ce46">
            <text:p>97,8%</text:p>
          </table:table-cell>
          <table:table-cell office:value-type="float" office:value="1229057" table:style-name="ce45">
            <text:p>1.229.057</text:p>
          </table:table-cell>
          <table:table-cell office:value-type="percentage" office:value="0.95453991213048239" table:style-name="ce46">
            <text:p>95,5%</text:p>
          </table:table-cell>
          <table:table-cell office:value-type="float" office:value="1276114" table:style-name="ce45">
            <text:p>1.276.114</text:p>
          </table:table-cell>
          <table:table-cell office:value-type="percentage" office:value="0.92182389246541308" table:style-name="ce46">
            <text:p>92,2%</text:p>
          </table:table-cell>
          <table:table-cell office:value-type="float" office:value="966633" table:style-name="ce45">
            <text:p>966.633</text:p>
          </table:table-cell>
          <table:table-cell office:value-type="percentage" office:value="0.87734315507822391" table:style-name="ce46">
            <text:p>87,7%</text:p>
          </table:table-cell>
          <table:table-cell office:value-type="float" office:value="810326" table:style-name="ce45">
            <text:p>810.326</text:p>
          </table:table-cell>
          <table:table-cell office:value-type="percentage" office:value="0.87497624477385028" table:style-name="ce46">
            <text:p>87,5%</text:p>
          </table:table-cell>
          <table:table-cell office:value-type="float" office:value="719014" table:style-name="ce45">
            <text:p>719.014</text:p>
          </table:table-cell>
          <table:table-cell office:value-type="percentage" office:value="0.93034576099248756" table:style-name="ce46">
            <text:p>93,0%</text:p>
          </table:table-cell>
          <table:table-cell office:value-type="float" office:value="7030247" table:style-name="ce45">
            <text:p>7.030.247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36685111424411" table:style-name="ce46">
            <text:p>93,6%</text:p>
          </table:table-cell>
          <table:table-cell office:value-type="percentage" office:value="0.82687221462355054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61" table:style-name="ce48">
            <text:p>101.661</text:p>
          </table:table-cell>
          <table:table-cell office:value-type="percentage" office:value="1" table:style-name="ce49">
            <text:p>100,0%</text:p>
          </table:table-cell>
          <table:table-cell office:value-type="float" office:value="119831" table:style-name="ce48">
            <text:p>119.831</text:p>
          </table:table-cell>
          <table:table-cell office:value-type="percentage" office:value="1" table:style-name="ce49">
            <text:p>100,0%</text:p>
          </table:table-cell>
          <table:table-cell office:value-type="float" office:value="155972" table:style-name="ce48">
            <text:p>155.972</text:p>
          </table:table-cell>
          <table:table-cell office:value-type="percentage" office:value="0.96690843717066521" table:style-name="ce49">
            <text:p>96,7%</text:p>
          </table:table-cell>
          <table:table-cell office:value-type="float" office:value="188417" table:style-name="ce48">
            <text:p>188.417</text:p>
          </table:table-cell>
          <table:table-cell office:value-type="percentage" office:value="0.9375379409862169" table:style-name="ce49">
            <text:p>93,8%</text:p>
          </table:table-cell>
          <table:table-cell office:value-type="float" office:value="192103" table:style-name="ce48">
            <text:p>192.103</text:p>
          </table:table-cell>
          <table:table-cell office:value-type="percentage" office:value="0.89920285343830886" table:style-name="ce49">
            <text:p>89,9%</text:p>
          </table:table-cell>
          <table:table-cell office:value-type="float" office:value="131568" table:style-name="ce48">
            <text:p>131.568</text:p>
          </table:table-cell>
          <table:table-cell office:value-type="percentage" office:value="0.83124628817649959" table:style-name="ce49">
            <text:p>83,1%</text:p>
          </table:table-cell>
          <table:table-cell office:value-type="float" office:value="110307" table:style-name="ce48">
            <text:p>110.307</text:p>
          </table:table-cell>
          <table:table-cell office:value-type="percentage" office:value="0.84333858315876387" table:style-name="ce49">
            <text:p>84,3%</text:p>
          </table:table-cell>
          <table:table-cell office:value-type="float" office:value="94534" table:style-name="ce48">
            <text:p>94.534</text:p>
          </table:table-cell>
          <table:table-cell office:value-type="percentage" office:value="0.88318992497921278" table:style-name="ce49">
            <text:p>88,3%</text:p>
          </table:table-cell>
          <table:table-cell office:value-type="float" office:value="1094393" table:style-name="ce48">
            <text:p>1.094.393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1157214345288" table:style-name="ce49">
            <text:p>92,0%</text:p>
          </table:table-cell>
          <table:table-cell office:value-type="percentage" office:value="0.82215150552198768" table:style-name="ce49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51" table:style-name="ce48">
            <text:p>89.251</text:p>
          </table:table-cell>
          <table:table-cell office:value-type="percentage" office:value="1" table:style-name="ce49">
            <text:p>100,0%</text:p>
          </table:table-cell>
          <table:table-cell office:value-type="float" office:value="114769" table:style-name="ce48">
            <text:p>114.769</text:p>
          </table:table-cell>
          <table:table-cell office:value-type="percentage" office:value="1" table:style-name="ce49">
            <text:p>100,0%</text:p>
          </table:table-cell>
          <table:table-cell office:value-type="float" office:value="149079" table:style-name="ce48">
            <text:p>149.079</text:p>
          </table:table-cell>
          <table:table-cell office:value-type="percentage" office:value="0.98084742417264292" table:style-name="ce49">
            <text:p>98,1%</text:p>
          </table:table-cell>
          <table:table-cell office:value-type="float" office:value="154288" table:style-name="ce48">
            <text:p>154.288</text:p>
          </table:table-cell>
          <table:table-cell office:value-type="percentage" office:value="0.95190735610767319" table:style-name="ce49">
            <text:p>95,2%</text:p>
          </table:table-cell>
          <table:table-cell office:value-type="float" office:value="152282" table:style-name="ce48">
            <text:p>152.282</text:p>
          </table:table-cell>
          <table:table-cell office:value-type="percentage" office:value="0.91780376084860171" table:style-name="ce49">
            <text:p>91,8%</text:p>
          </table:table-cell>
          <table:table-cell office:value-type="float" office:value="92887" table:style-name="ce48">
            <text:p>92.887</text:p>
          </table:table-cell>
          <table:table-cell office:value-type="percentage" office:value="0.85538396368023129" table:style-name="ce49">
            <text:p>85,5%</text:p>
          </table:table-cell>
          <table:table-cell office:value-type="float" office:value="68639" table:style-name="ce48">
            <text:p>68.639</text:p>
          </table:table-cell>
          <table:table-cell office:value-type="percentage" office:value="0.86619469473259125" table:style-name="ce49">
            <text:p>86,6%</text:p>
          </table:table-cell>
          <table:table-cell office:value-type="float" office:value="62682" table:style-name="ce48">
            <text:p>62.682</text:p>
          </table:table-cell>
          <table:table-cell office:value-type="percentage" office:value="0.96055535123207059" table:style-name="ce49">
            <text:p>96,1%</text:p>
          </table:table-cell>
          <table:table-cell office:value-type="float" office:value="883877" table:style-name="ce48">
            <text:p>883.877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4994878805563343" table:style-name="ce49">
            <text:p>95,0%</text:p>
          </table:table-cell>
          <table:table-cell office:value-type="percentage" office:value="0.87262967610468667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45" table:style-name="ce48">
            <text:p>51.845</text:p>
          </table:table-cell>
          <table:table-cell office:value-type="percentage" office:value="0.96666231611134934" table:style-name="ce49">
            <text:p>96,7%</text:p>
          </table:table-cell>
          <table:table-cell office:value-type="float" office:value="79913" table:style-name="ce48">
            <text:p>79.913</text:p>
          </table:table-cell>
          <table:table-cell office:value-type="percentage" office:value="0.91607630052502464" table:style-name="ce49">
            <text:p>91,6%</text:p>
          </table:table-cell>
          <table:table-cell office:value-type="float" office:value="112153" table:style-name="ce48">
            <text:p>112.153</text:p>
          </table:table-cell>
          <table:table-cell office:value-type="percentage" office:value="0.88037019302473452" table:style-name="ce49">
            <text:p>88,0%</text:p>
          </table:table-cell>
          <table:table-cell office:value-type="float" office:value="153615" table:style-name="ce48">
            <text:p>153.615</text:p>
          </table:table-cell>
          <table:table-cell office:value-type="percentage" office:value="0.86539761588210107" table:style-name="ce49">
            <text:p>86,5%</text:p>
          </table:table-cell>
          <table:table-cell office:value-type="float" office:value="173772" table:style-name="ce48">
            <text:p>173.772</text:p>
          </table:table-cell>
          <table:table-cell office:value-type="percentage" office:value="0.80218628677471926" table:style-name="ce49">
            <text:p>80,2%</text:p>
          </table:table-cell>
          <table:table-cell office:value-type="float" office:value="135389" table:style-name="ce48">
            <text:p>135.389</text:p>
          </table:table-cell>
          <table:table-cell office:value-type="percentage" office:value="0.73562187919390154" table:style-name="ce49">
            <text:p>73,6%</text:p>
          </table:table-cell>
          <table:table-cell office:value-type="float" office:value="104810" table:style-name="ce48">
            <text:p>104.810</text:p>
          </table:table-cell>
          <table:table-cell office:value-type="percentage" office:value="0.76384890644472458" table:style-name="ce49">
            <text:p>76,4%</text:p>
          </table:table-cell>
          <table:table-cell office:value-type="float" office:value="84128" table:style-name="ce48">
            <text:p>84.128</text:p>
          </table:table-cell>
          <table:table-cell office:value-type="percentage" office:value="0.84520173605529658" table:style-name="ce49">
            <text:p>84,5%</text:p>
          </table:table-cell>
          <table:table-cell office:value-type="float" office:value="895625" table:style-name="ce48">
            <text:p>895.625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684245656567146" table:style-name="ce49">
            <text:p>82,7%</text:p>
          </table:table-cell>
          <table:table-cell office:value-type="percentage" office:value="0.73425426820520179" table:style-name="ce4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74" table:style-name="ce48">
            <text:p>94.774</text:p>
          </table:table-cell>
          <table:table-cell office:value-type="percentage" office:value="0.94432155596739797" table:style-name="ce49">
            <text:p>94,4%</text:p>
          </table:table-cell>
          <table:table-cell office:value-type="float" office:value="156059" table:style-name="ce48">
            <text:p>156.059</text:p>
          </table:table-cell>
          <table:table-cell office:value-type="percentage" office:value="0.93199598676588269" table:style-name="ce49">
            <text:p>93,2%</text:p>
          </table:table-cell>
          <table:table-cell office:value-type="float" office:value="229199" table:style-name="ce48">
            <text:p>229.199</text:p>
          </table:table-cell>
          <table:table-cell office:value-type="percentage" office:value="0.91112877899465328" table:style-name="ce49">
            <text:p>91,1%</text:p>
          </table:table-cell>
          <table:table-cell office:value-type="float" office:value="325464" table:style-name="ce48">
            <text:p>325.464</text:p>
          </table:table-cell>
          <table:table-cell office:value-type="percentage" office:value="0.88381982745276944" table:style-name="ce49">
            <text:p>88,4%</text:p>
          </table:table-cell>
          <table:table-cell office:value-type="float" office:value="324536" table:style-name="ce48">
            <text:p>324.536</text:p>
          </table:table-cell>
          <table:table-cell office:value-type="percentage" office:value="0.82347597721419419" table:style-name="ce49">
            <text:p>82,3%</text:p>
          </table:table-cell>
          <table:table-cell office:value-type="float" office:value="238723" table:style-name="ce48">
            <text:p>238.723</text:p>
          </table:table-cell>
          <table:table-cell office:value-type="percentage" office:value="0.76302970638811995" table:style-name="ce49">
            <text:p>76,3%</text:p>
          </table:table-cell>
          <table:table-cell office:value-type="float" office:value="199216" table:style-name="ce48">
            <text:p>199.216</text:p>
          </table:table-cell>
          <table:table-cell office:value-type="percentage" office:value="0.78224846959410377" table:style-name="ce49">
            <text:p>78,2%</text:p>
          </table:table-cell>
          <table:table-cell office:value-type="float" office:value="170622" table:style-name="ce48">
            <text:p>170.622</text:p>
          </table:table-cell>
          <table:table-cell office:value-type="percentage" office:value="0.92595989471684803" table:style-name="ce49">
            <text:p>92,6%</text:p>
          </table:table-cell>
          <table:table-cell office:value-type="float" office:value="1738593" table:style-name="ce48">
            <text:p>1.738.593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497019197811863" table:style-name="ce49">
            <text:p>85,5%</text:p>
          </table:table-cell>
          <table:table-cell office:value-type="percentage" office:value="0.77464668243056289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66" table:style-name="ce48">
            <text:p>42.566</text:p>
          </table:table-cell>
          <table:table-cell office:value-type="percentage" office:value="1" table:style-name="ce49">
            <text:p>100,0%</text:p>
          </table:table-cell>
          <table:table-cell office:value-type="float" office:value="56194" table:style-name="ce48">
            <text:p>56.194</text:p>
          </table:table-cell>
          <table:table-cell office:value-type="percentage" office:value="1" table:style-name="ce49">
            <text:p>100,0%</text:p>
          </table:table-cell>
          <table:table-cell office:value-type="float" office:value="77248" table:style-name="ce48">
            <text:p>77.248</text:p>
          </table:table-cell>
          <table:table-cell office:value-type="percentage" office:value="0.9746520812041839" table:style-name="ce49">
            <text:p>97,5%</text:p>
          </table:table-cell>
          <table:table-cell office:value-type="float" office:value="85125" table:style-name="ce48">
            <text:p>85.125</text:p>
          </table:table-cell>
          <table:table-cell office:value-type="percentage" office:value="0.93574804880729912" table:style-name="ce49">
            <text:p>93,6%</text:p>
          </table:table-cell>
          <table:table-cell office:value-type="float" office:value="89418" table:style-name="ce48">
            <text:p>89.418</text:p>
          </table:table-cell>
          <table:table-cell office:value-type="percentage" office:value="0.91818125808637796" table:style-name="ce49">
            <text:p>91,8%</text:p>
          </table:table-cell>
          <table:table-cell office:value-type="float" office:value="56728" table:style-name="ce48">
            <text:p>56.728</text:p>
          </table:table-cell>
          <table:table-cell office:value-type="percentage" office:value="0.84469460079216174" table:style-name="ce49">
            <text:p>84,5%</text:p>
          </table:table-cell>
          <table:table-cell office:value-type="float" office:value="43327" table:style-name="ce48">
            <text:p>43.327</text:p>
          </table:table-cell>
          <table:table-cell office:value-type="percentage" office:value="0.85166984451477212" table:style-name="ce49">
            <text:p>85,2%</text:p>
          </table:table-cell>
          <table:table-cell office:value-type="float" office:value="42871" table:style-name="ce48">
            <text:p>42.871</text:p>
          </table:table-cell>
          <table:table-cell office:value-type="percentage" office:value="0.94673497780624072" table:style-name="ce49">
            <text:p>94,7%</text:p>
          </table:table-cell>
          <table:table-cell office:value-type="float" office:value="493477" table:style-name="ce48">
            <text:p>493.47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27884385518212" table:style-name="ce49">
            <text:p>93,6%</text:p>
          </table:table-cell>
          <table:table-cell office:value-type="percentage" office:value="0.84549434169158155" table:style-name="ce49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85" table:style-name="ce48">
            <text:p>229.985</text:p>
          </table:table-cell>
          <table:table-cell office:value-type="percentage" office:value="1" table:style-name="ce49">
            <text:p>100,0%</text:p>
          </table:table-cell>
          <table:table-cell office:value-type="float" office:value="252312" table:style-name="ce48">
            <text:p>252.312</text:p>
          </table:table-cell>
          <table:table-cell office:value-type="percentage" office:value="1" table:style-name="ce49">
            <text:p>100,0%</text:p>
          </table:table-cell>
          <table:table-cell office:value-type="float" office:value="324544" table:style-name="ce48">
            <text:p>324.544</text:p>
          </table:table-cell>
          <table:table-cell office:value-type="percentage" office:value="0.99175230639005263" table:style-name="ce49">
            <text:p>99,2%</text:p>
          </table:table-cell>
          <table:table-cell office:value-type="float" office:value="357751" table:style-name="ce48">
            <text:p>357.751</text:p>
          </table:table-cell>
          <table:table-cell office:value-type="percentage" office:value="0.93847897314554185" table:style-name="ce49">
            <text:p>93,8%</text:p>
          </table:table-cell>
          <table:table-cell office:value-type="float" office:value="325967" table:style-name="ce48">
            <text:p>325.967</text:p>
          </table:table-cell>
          <table:table-cell office:value-type="percentage" office:value="0.90495610796164372" table:style-name="ce49">
            <text:p>90,5%</text:p>
          </table:table-cell>
          <table:table-cell office:value-type="float" office:value="218626" table:style-name="ce48">
            <text:p>218.626</text:p>
          </table:table-cell>
          <table:table-cell office:value-type="percentage" office:value="0.84443534619276794" table:style-name="ce49">
            <text:p>84,4%</text:p>
          </table:table-cell>
          <table:table-cell office:value-type="float" office:value="180488" table:style-name="ce48">
            <text:p>180.488</text:p>
          </table:table-cell>
          <table:table-cell office:value-type="percentage" office:value="0.85224691777749451" table:style-name="ce49">
            <text:p>85,2%</text:p>
          </table:table-cell>
          <table:table-cell office:value-type="float" office:value="154901" table:style-name="ce48">
            <text:p>154.901</text:p>
          </table:table-cell>
          <table:table-cell office:value-type="percentage" office:value="0.92094436319100104" table:style-name="ce49">
            <text:p>92,1%</text:p>
          </table:table-cell>
          <table:table-cell office:value-type="float" office:value="2044574" table:style-name="ce48">
            <text:p>2.044.574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26784120242213" table:style-name="ce49">
            <text:p>94,1%</text:p>
          </table:table-cell>
          <table:table-cell office:value-type="percentage" office:value="0.85667142508177785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446" table:style-name="ce48">
            <text:p>139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59968" table:style-name="ce48">
            <text:p>159.968</text:p>
          </table:table-cell>
          <table:table-cell office:value-type="percentage" office:value="1" table:style-name="ce49">
            <text:p>100,0%</text:p>
          </table:table-cell>
          <table:table-cell office:value-type="float" office:value="226245" table:style-name="ce48">
            <text:p>226.245</text:p>
          </table:table-cell>
          <table:table-cell office:value-type="percentage" office:value="0.99218078481589977" table:style-name="ce49">
            <text:p>99,2%</text:p>
          </table:table-cell>
          <table:table-cell office:value-type="float" office:value="290791" table:style-name="ce48">
            <text:p>290.791</text:p>
          </table:table-cell>
          <table:table-cell office:value-type="percentage" office:value="0.93379724925900831" table:style-name="ce49">
            <text:p>93,4%</text:p>
          </table:table-cell>
          <table:table-cell office:value-type="float" office:value="292678" table:style-name="ce48">
            <text:p>292.678</text:p>
          </table:table-cell>
          <table:table-cell office:value-type="percentage" office:value="0.88507655414130237" table:style-name="ce49">
            <text:p>88,5%</text:p>
          </table:table-cell>
          <table:table-cell office:value-type="float" office:value="212477" table:style-name="ce48">
            <text:p>212.477</text:p>
          </table:table-cell>
          <table:table-cell office:value-type="percentage" office:value="0.82434985703256247" table:style-name="ce49">
            <text:p>82,4%</text:p>
          </table:table-cell>
          <table:table-cell office:value-type="float" office:value="180744" table:style-name="ce48">
            <text:p>180.744</text:p>
          </table:table-cell>
          <table:table-cell office:value-type="percentage" office:value="0.82534521809015859" table:style-name="ce49">
            <text:p>82,5%</text:p>
          </table:table-cell>
          <table:table-cell office:value-type="float" office:value="159496" table:style-name="ce48">
            <text:p>159.496</text:p>
          </table:table-cell>
          <table:table-cell office:value-type="percentage" office:value="0.89697215098753769" table:style-name="ce49">
            <text:p>89,7%</text:p>
          </table:table-cell>
          <table:table-cell office:value-type="float" office:value="1661845" table:style-name="ce48">
            <text:p>1.661.845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07156615174867" table:style-name="ce49">
            <text:p>91,5%</text:p>
          </table:table-cell>
          <table:table-cell office:value-type="percentage" office:value="0.81118792027553677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38" table:style-name="ce48">
            <text:p>461.038</text:p>
          </table:table-cell>
          <table:table-cell office:value-type="percentage" office:value="1" table:style-name="ce49">
            <text:p>100,0%</text:p>
          </table:table-cell>
          <table:table-cell office:value-type="float" office:value="621967" table:style-name="ce48">
            <text:p>621.967</text:p>
          </table:table-cell>
          <table:table-cell office:value-type="percentage" office:value="0.97834163866762303" table:style-name="ce49">
            <text:p>97,8%</text:p>
          </table:table-cell>
          <table:table-cell office:value-type="float" office:value="809729" table:style-name="ce48">
            <text:p>809.729</text:p>
          </table:table-cell>
          <table:table-cell office:value-type="percentage" office:value="0.94984656603525697" table:style-name="ce49">
            <text:p>95,0%</text:p>
          </table:table-cell>
          <table:table-cell office:value-type="float" office:value="1044433" table:style-name="ce48">
            <text:p>1.044.433</text:p>
          </table:table-cell>
          <table:table-cell office:value-type="percentage" office:value="0.9517332315170115" table:style-name="ce49">
            <text:p>95,2%</text:p>
          </table:table-cell>
          <table:table-cell office:value-type="float" office:value="1165623" table:style-name="ce48">
            <text:p>1.165.623</text:p>
          </table:table-cell>
          <table:table-cell office:value-type="percentage" office:value="0.91383424929245094" table:style-name="ce49">
            <text:p>91,4%</text:p>
          </table:table-cell>
          <table:table-cell office:value-type="float" office:value="831522" table:style-name="ce48">
            <text:p>831.522</text:p>
          </table:table-cell>
          <table:table-cell office:value-type="percentage" office:value="0.86022958159705698" table:style-name="ce49">
            <text:p>86,0%</text:p>
          </table:table-cell>
          <table:table-cell office:value-type="float" office:value="698015" table:style-name="ce48">
            <text:p>698.015</text:p>
          </table:table-cell>
          <table:table-cell office:value-type="percentage" office:value="0.84194661594188036" table:style-name="ce49">
            <text:p>84,2%</text:p>
          </table:table-cell>
          <table:table-cell office:value-type="float" office:value="603633" table:style-name="ce48">
            <text:p>603.633</text:p>
          </table:table-cell>
          <table:table-cell office:value-type="percentage" office:value="0.89911567959509242" table:style-name="ce49">
            <text:p>89,9%</text:p>
          </table:table-cell>
          <table:table-cell office:value-type="float" office:value="6235960" table:style-name="ce48">
            <text:p>6.235.96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43075135195229" table:style-name="ce49">
            <text:p>91,9%</text:p>
          </table:table-cell>
          <table:table-cell office:value-type="percentage" office:value="0.81289979616107044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098" table:style-name="ce48">
            <text:p>298.098</text:p>
          </table:table-cell>
          <table:table-cell office:value-type="percentage" office:value="1" table:style-name="ce49">
            <text:p>100,0%</text:p>
          </table:table-cell>
          <table:table-cell office:value-type="float" office:value="436327" table:style-name="ce48">
            <text:p>436.327</text:p>
          </table:table-cell>
          <table:table-cell office:value-type="percentage" office:value="0.99215737102524926" table:style-name="ce49">
            <text:p>99,2%</text:p>
          </table:table-cell>
          <table:table-cell office:value-type="float" office:value="574591" table:style-name="ce48">
            <text:p>574.591</text:p>
          </table:table-cell>
          <table:table-cell office:value-type="percentage" office:value="0.96223833606859366" table:style-name="ce49">
            <text:p>96,2%</text:p>
          </table:table-cell>
          <table:table-cell office:value-type="float" office:value="721518" table:style-name="ce48">
            <text:p>721.518</text:p>
          </table:table-cell>
          <table:table-cell office:value-type="percentage" office:value="0.94650634399235989" table:style-name="ce49">
            <text:p>94,7%</text:p>
          </table:table-cell>
          <table:table-cell office:value-type="float" office:value="765449" table:style-name="ce48">
            <text:p>765.449</text:p>
          </table:table-cell>
          <table:table-cell office:value-type="percentage" office:value="0.91046515915467996" table:style-name="ce49">
            <text:p>91,0%</text:p>
          </table:table-cell>
          <table:table-cell office:value-type="float" office:value="529279" table:style-name="ce48">
            <text:p>529.279</text:p>
          </table:table-cell>
          <table:table-cell office:value-type="percentage" office:value="0.86212884068145579" table:style-name="ce49">
            <text:p>86,2%</text:p>
          </table:table-cell>
          <table:table-cell office:value-type="float" office:value="446522" table:style-name="ce48">
            <text:p>446.522</text:p>
          </table:table-cell>
          <table:table-cell office:value-type="percentage" office:value="0.87079857948838957" table:style-name="ce49">
            <text:p>87,1%</text:p>
          </table:table-cell>
          <table:table-cell office:value-type="float" office:value="397751" table:style-name="ce48">
            <text:p>397.751</text:p>
          </table:table-cell>
          <table:table-cell office:value-type="percentage" office:value="0.91908385304862406" table:style-name="ce49">
            <text:p>91,9%</text:p>
          </table:table-cell>
          <table:table-cell office:value-type="float" office:value="4169535" table:style-name="ce48">
            <text:p>4.169.535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20811811863957" table:style-name="ce49">
            <text:p>92,8%</text:p>
          </table:table-cell>
          <table:table-cell office:value-type="percentage" office:value="0.82613390607771475" table:style-name="ce4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16" table:style-name="ce48">
            <text:p>78.416</text:p>
          </table:table-cell>
          <table:table-cell office:value-type="percentage" office:value="1" table:style-name="ce49">
            <text:p>100,0%</text:p>
          </table:table-cell>
          <table:table-cell office:value-type="float" office:value="96148" table:style-name="ce48">
            <text:p>96.148</text:p>
          </table:table-cell>
          <table:table-cell office:value-type="percentage" office:value="1" table:style-name="ce49">
            <text:p>100,0%</text:p>
          </table:table-cell>
          <table:table-cell office:value-type="float" office:value="133446" table:style-name="ce48">
            <text:p>133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62320" table:style-name="ce48">
            <text:p>162.320</text:p>
          </table:table-cell>
          <table:table-cell office:value-type="percentage" office:value="0.96646085512018243" table:style-name="ce49">
            <text:p>96,6%</text:p>
          </table:table-cell>
          <table:table-cell office:value-type="float" office:value="147305" table:style-name="ce48">
            <text:p>147.305</text:p>
          </table:table-cell>
          <table:table-cell office:value-type="percentage" office:value="0.93505611415803369" table:style-name="ce49">
            <text:p>93,5%</text:p>
          </table:table-cell>
          <table:table-cell office:value-type="float" office:value="114725" table:style-name="ce48">
            <text:p>114.725</text:p>
          </table:table-cell>
          <table:table-cell office:value-type="percentage" office:value="0.88357388210286347" table:style-name="ce49">
            <text:p>88,4%</text:p>
          </table:table-cell>
          <table:table-cell office:value-type="float" office:value="95530" table:style-name="ce48">
            <text:p>95.530</text:p>
          </table:table-cell>
          <table:table-cell office:value-type="percentage" office:value="0.8491102696745062" table:style-name="ce49">
            <text:p>84,9%</text:p>
          </table:table-cell>
          <table:table-cell office:value-type="float" office:value="80943" table:style-name="ce48">
            <text:p>80.943</text:p>
          </table:table-cell>
          <table:table-cell office:value-type="percentage" office:value="0.94439323758298432" table:style-name="ce49">
            <text:p>94,4%</text:p>
          </table:table-cell>
          <table:table-cell office:value-type="float" office:value="908833" table:style-name="ce48">
            <text:p>908.833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677710050637443" table:style-name="ce49">
            <text:p>95,7%</text:p>
          </table:table-cell>
          <table:table-cell office:value-type="percentage" office:value="0.85901120889528249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56" table:style-name="ce48">
            <text:p>243.056</text:p>
          </table:table-cell>
          <table:table-cell office:value-type="percentage" office:value="1" table:style-name="ce49">
            <text:p>100,0%</text:p>
          </table:table-cell>
          <table:table-cell office:value-type="float" office:value="292322" table:style-name="ce48">
            <text:p>292.322</text:p>
          </table:table-cell>
          <table:table-cell office:value-type="percentage" office:value="1" table:style-name="ce49">
            <text:p>100,0%</text:p>
          </table:table-cell>
          <table:table-cell office:value-type="float" office:value="348182" table:style-name="ce48">
            <text:p>348.182</text:p>
          </table:table-cell>
          <table:table-cell office:value-type="percentage" office:value="0.98477229145336376" table:style-name="ce49">
            <text:p>98,5%</text:p>
          </table:table-cell>
          <table:table-cell office:value-type="float" office:value="393726" table:style-name="ce48">
            <text:p>393.726</text:p>
          </table:table-cell>
          <table:table-cell office:value-type="percentage" office:value="0.96218475073313781" table:style-name="ce49">
            <text:p>96,2%</text:p>
          </table:table-cell>
          <table:table-cell office:value-type="float" office:value="412404" table:style-name="ce48">
            <text:p>412.404</text:p>
          </table:table-cell>
          <table:table-cell office:value-type="percentage" office:value="0.93127719680153198" table:style-name="ce49">
            <text:p>93,1%</text:p>
          </table:table-cell>
          <table:table-cell office:value-type="float" office:value="268736" table:style-name="ce48">
            <text:p>268.736</text:p>
          </table:table-cell>
          <table:table-cell office:value-type="percentage" office:value="0.87082871567540943" table:style-name="ce49">
            <text:p>87,1%</text:p>
          </table:table-cell>
          <table:table-cell office:value-type="float" office:value="204468" table:style-name="ce48">
            <text:p>204.468</text:p>
          </table:table-cell>
          <table:table-cell office:value-type="percentage" office:value="0.88759430808900774" table:style-name="ce49">
            <text:p>88,8%</text:p>
          </table:table-cell>
          <table:table-cell office:value-type="float" office:value="176589" table:style-name="ce48">
            <text:p>176.589</text:p>
          </table:table-cell>
          <table:table-cell office:value-type="percentage" office:value="0.96315668906536345" table:style-name="ce49">
            <text:p>96,3%</text:p>
          </table:table-cell>
          <table:table-cell office:value-type="float" office:value="2339483" table:style-name="ce48">
            <text:p>2.339.48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5089704237607" table:style-name="ce49">
            <text:p>95,3%</text:p>
          </table:table-cell>
          <table:table-cell office:value-type="percentage" office:value="0.86747889039021442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69" table:style-name="ce48">
            <text:p>23.469</text:p>
          </table:table-cell>
          <table:table-cell office:value-type="percentage" office:value="1" table:style-name="ce49">
            <text:p>100,0%</text:p>
          </table:table-cell>
          <table:table-cell office:value-type="float" office:value="28780" table:style-name="ce48">
            <text:p>28.780</text:p>
          </table:table-cell>
          <table:table-cell office:value-type="percentage" office:value="1" table:style-name="ce49">
            <text:p>100,0%</text:p>
          </table:table-cell>
          <table:table-cell office:value-type="float" office:value="38496" table:style-name="ce48">
            <text:p>38.496</text:p>
          </table:table-cell>
          <table:table-cell office:value-type="percentage" office:value="0.9969441135339514" table:style-name="ce49">
            <text:p>99,7%</text:p>
          </table:table-cell>
          <table:table-cell office:value-type="float" office:value="45903" table:style-name="ce48">
            <text:p>45.903</text:p>
          </table:table-cell>
          <table:table-cell office:value-type="percentage" office:value="0.966378947368421" table:style-name="ce49">
            <text:p>96,6%</text:p>
          </table:table-cell>
          <table:table-cell office:value-type="float" office:value="48413" table:style-name="ce48">
            <text:p>48.413</text:p>
          </table:table-cell>
          <table:table-cell office:value-type="percentage" office:value="0.93598716263243364" table:style-name="ce49">
            <text:p>93,6%</text:p>
          </table:table-cell>
          <table:table-cell office:value-type="float" office:value="32445" table:style-name="ce48">
            <text:p>32.445</text:p>
          </table:table-cell>
          <table:table-cell office:value-type="percentage" office:value="0.87603952910681504" table:style-name="ce49">
            <text:p>87,6%</text:p>
          </table:table-cell>
          <table:table-cell office:value-type="float" office:value="25717" table:style-name="ce48">
            <text:p>25.717</text:p>
          </table:table-cell>
          <table:table-cell office:value-type="percentage" office:value="0.85251607770337468" table:style-name="ce49">
            <text:p>85,3%</text:p>
          </table:table-cell>
          <table:table-cell office:value-type="float" office:value="25048" table:style-name="ce48">
            <text:p>25.048</text:p>
          </table:table-cell>
          <table:table-cell office:value-type="percentage" office:value="0.96394073503944588" table:style-name="ce49">
            <text:p>96,4%</text:p>
          </table:table-cell>
          <table:table-cell office:value-type="float" office:value="268271" table:style-name="ce48">
            <text:p>268.271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307642843693485" table:style-name="ce49">
            <text:p>95,3%</text:p>
          </table:table-cell>
          <table:table-cell office:value-type="percentage" office:value="0.84848628611912358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01" table:style-name="ce48">
            <text:p>375.701</text:p>
          </table:table-cell>
          <table:table-cell office:value-type="percentage" office:value="1" table:style-name="ce49">
            <text:p>100,0%</text:p>
          </table:table-cell>
          <table:table-cell office:value-type="float" office:value="513608" table:style-name="ce48">
            <text:p>513.608</text:p>
          </table:table-cell>
          <table:table-cell office:value-type="percentage" office:value="0.97449577838914714" table:style-name="ce49">
            <text:p>97,4%</text:p>
          </table:table-cell>
          <table:table-cell office:value-type="float" office:value="695409" table:style-name="ce48">
            <text:p>695.409</text:p>
          </table:table-cell>
          <table:table-cell office:value-type="percentage" office:value="0.96523183863597883" table:style-name="ce49">
            <text:p>96,5%</text:p>
          </table:table-cell>
          <table:table-cell office:value-type="float" office:value="952966" table:style-name="ce48">
            <text:p>952.966</text:p>
          </table:table-cell>
          <table:table-cell office:value-type="percentage" office:value="0.96282630418111881" table:style-name="ce49">
            <text:p>96,3%</text:p>
          </table:table-cell>
          <table:table-cell office:value-type="float" office:value="1056676" table:style-name="ce48">
            <text:p>1.056.676</text:p>
          </table:table-cell>
          <table:table-cell office:value-type="percentage" office:value="0.91405349155257676" table:style-name="ce49">
            <text:p>91,4%</text:p>
          </table:table-cell>
          <table:table-cell office:value-type="float" office:value="785143" table:style-name="ce48">
            <text:p>785.143</text:p>
          </table:table-cell>
          <table:table-cell office:value-type="percentage" office:value="0.87156377796821649" table:style-name="ce49">
            <text:p>87,2%</text:p>
          </table:table-cell>
          <table:table-cell office:value-type="float" office:value="640590" table:style-name="ce48">
            <text:p>640.590</text:p>
          </table:table-cell>
          <table:table-cell office:value-type="percentage" office:value="0.87089103903572396" table:style-name="ce49">
            <text:p>87,1%</text:p>
          </table:table-cell>
          <table:table-cell office:value-type="float" office:value="500173" table:style-name="ce48">
            <text:p>500.173</text:p>
          </table:table-cell>
          <table:table-cell office:value-type="percentage" office:value="0.8763587623085819" table:style-name="ce49">
            <text:p>87,6%</text:p>
          </table:table-cell>
          <table:table-cell office:value-type="float" office:value="5520266" table:style-name="ce48">
            <text:p>5.520.266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52705685634418" table:style-name="ce49">
            <text:p>92,5%</text:p>
          </table:table-cell>
          <table:table-cell office:value-type="percentage" office:value="0.81711168490376018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4304" table:style-name="ce48">
            <text:p>74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04026" table:style-name="ce48">
            <text:p>104.026</text:p>
          </table:table-cell>
          <table:table-cell office:value-type="percentage" office:value="1" table:style-name="ce49">
            <text:p>100,0%</text:p>
          </table:table-cell>
          <table:table-cell office:value-type="float" office:value="150002" table:style-name="ce48">
            <text:p>150.002</text:p>
          </table:table-cell>
          <table:table-cell office:value-type="percentage" office:value="0.97695078187585072" table:style-name="ce49">
            <text:p>97,7%</text:p>
          </table:table-cell>
          <table:table-cell office:value-type="float" office:value="209967" table:style-name="ce48">
            <text:p>209.967</text:p>
          </table:table-cell>
          <table:table-cell office:value-type="percentage" office:value="0.96269652411933815" table:style-name="ce49">
            <text:p>96,3%</text:p>
          </table:table-cell>
          <table:table-cell office:value-type="float" office:value="236801" table:style-name="ce48">
            <text:p>236.801</text:p>
          </table:table-cell>
          <table:table-cell office:value-type="percentage" office:value="0.93794461080216107" table:style-name="ce49">
            <text:p>93,8%</text:p>
          </table:table-cell>
          <table:table-cell office:value-type="float" office:value="174913" table:style-name="ce48">
            <text:p>174.913</text:p>
          </table:table-cell>
          <table:table-cell office:value-type="percentage" office:value="0.87863307111928224" table:style-name="ce49">
            <text:p>87,9%</text:p>
          </table:table-cell>
          <table:table-cell office:value-type="float" office:value="150487" table:style-name="ce48">
            <text:p>150.487</text:p>
          </table:table-cell>
          <table:table-cell office:value-type="percentage" office:value="0.86517112320986089" table:style-name="ce49">
            <text:p>86,5%</text:p>
          </table:table-cell>
          <table:table-cell office:value-type="float" office:value="131786" table:style-name="ce48">
            <text:p>131.786</text:p>
          </table:table-cell>
          <table:table-cell office:value-type="percentage" office:value="0.91128229241577696" table:style-name="ce49">
            <text:p>91,1%</text:p>
          </table:table-cell>
          <table:table-cell office:value-type="float" office:value="1232286" table:style-name="ce48">
            <text:p>1.232.28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24051808799846" table:style-name="ce49">
            <text:p>93,5%</text:p>
          </table:table-cell>
          <table:table-cell office:value-type="percentage" office:value="0.8144243911079153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7" table:style-name="ce48">
            <text:p>42.577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28" table:style-name="ce48">
            <text:p>72.628</text:p>
          </table:table-cell>
          <table:table-cell office:value-type="percentage" office:value="0.95979912779172727" table:style-name="ce49">
            <text:p>96,0%</text:p>
          </table:table-cell>
          <table:table-cell office:value-type="float" office:value="92532" table:style-name="ce48">
            <text:p>92.532</text:p>
          </table:table-cell>
          <table:table-cell office:value-type="percentage" office:value="0.94712276607504764" table:style-name="ce49">
            <text:p>94,7%</text:p>
          </table:table-cell>
          <table:table-cell office:value-type="float" office:value="96574" table:style-name="ce48">
            <text:p>96.574</text:p>
          </table:table-cell>
          <table:table-cell office:value-type="percentage" office:value="0.91346253889882045" table:style-name="ce49">
            <text:p>91,3%</text:p>
          </table:table-cell>
          <table:table-cell office:value-type="float" office:value="65970" table:style-name="ce48">
            <text:p>65.970</text:p>
          </table:table-cell>
          <table:table-cell office:value-type="percentage" office:value="0.85977922297957743" table:style-name="ce49">
            <text:p>86,0%</text:p>
          </table:table-cell>
          <table:table-cell office:value-type="float" office:value="59943" table:style-name="ce48">
            <text:p>59.943</text:p>
          </table:table-cell>
          <table:table-cell office:value-type="percentage" office:value="0.8712392081625534" table:style-name="ce49">
            <text:p>87,1%</text:p>
          </table:table-cell>
          <table:table-cell office:value-type="float" office:value="52775" table:style-name="ce48">
            <text:p>52.775</text:p>
          </table:table-cell>
          <table:table-cell office:value-type="percentage" office:value="0.9174910032857565" table:style-name="ce49">
            <text:p>91,7%</text:p>
          </table:table-cell>
          <table:table-cell office:value-type="float" office:value="539005" table:style-name="ce48">
            <text:p>539.00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040253441209" table:style-name="ce49">
            <text:p>92,9%</text:p>
          </table:table-cell>
          <table:table-cell office:value-type="percentage" office:value="0.81958750345926579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61" table:style-name="ce48">
            <text:p>164.761</text:p>
          </table:table-cell>
          <table:table-cell office:value-type="percentage" office:value="1" table:style-name="ce49">
            <text:p>100,0%</text:p>
          </table:table-cell>
          <table:table-cell office:value-type="float" office:value="214408" table:style-name="ce48">
            <text:p>214.408</text:p>
          </table:table-cell>
          <table:table-cell office:value-type="percentage" office:value="0.9909505190279434" table:style-name="ce49">
            <text:p>99,1%</text:p>
          </table:table-cell>
          <table:table-cell office:value-type="float" office:value="280229" table:style-name="ce48">
            <text:p>280.229</text:p>
          </table:table-cell>
          <table:table-cell office:value-type="percentage" office:value="0.98615583309579358" table:style-name="ce49">
            <text:p>98,6%</text:p>
          </table:table-cell>
          <table:table-cell office:value-type="float" office:value="327077" table:style-name="ce48">
            <text:p>327.077</text:p>
          </table:table-cell>
          <table:table-cell office:value-type="percentage" office:value="0.96921180441346855" table:style-name="ce49">
            <text:p>96,9%</text:p>
          </table:table-cell>
          <table:table-cell office:value-type="float" office:value="326396" table:style-name="ce48">
            <text:p>326.396</text:p>
          </table:table-cell>
          <table:table-cell office:value-type="percentage" office:value="0.93774708099659831" table:style-name="ce49">
            <text:p>93,8%</text:p>
          </table:table-cell>
          <table:table-cell office:value-type="float" office:value="211964" table:style-name="ce48">
            <text:p>211.964</text:p>
          </table:table-cell>
          <table:table-cell office:value-type="percentage" office:value="0.89197298377764223" table:style-name="ce49">
            <text:p>89,2%</text:p>
          </table:table-cell>
          <table:table-cell office:value-type="float" office:value="175287" table:style-name="ce48">
            <text:p>175.287</text:p>
          </table:table-cell>
          <table:table-cell office:value-type="percentage" office:value="0.87988856260823733" table:style-name="ce49">
            <text:p>88,0%</text:p>
          </table:table-cell>
          <table:table-cell office:value-type="float" office:value="159574" table:style-name="ce48">
            <text:p>159.574</text:p>
          </table:table-cell>
          <table:table-cell office:value-type="percentage" office:value="0.92336980736848806" table:style-name="ce49">
            <text:p>92,3%</text:p>
          </table:table-cell>
          <table:table-cell office:value-type="float" office:value="1859696" table:style-name="ce48">
            <text:p>1.859.69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12806373395153" table:style-name="ce49">
            <text:p>95,1%</text:p>
          </table:table-cell>
          <table:table-cell office:value-type="percentage" office:value="0.85076590597591484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503" table:style-name="ce48">
            <text:p>2.503</text:p>
          </table:table-cell>
          <table:table-cell office:value-type="percentage" office:value="0.88227000352485019" table:style-name="ce49">
            <text:p>88,2%</text:p>
          </table:table-cell>
          <table:table-cell office:value-type="float" office:value="4100" table:style-name="ce48">
            <text:p>4.100</text:p>
          </table:table-cell>
          <table:table-cell office:value-type="percentage" office:value="0.93097184377838327" table:style-name="ce49">
            <text:p>93,1%</text:p>
          </table:table-cell>
          <table:table-cell office:value-type="float" office:value="8054" table:style-name="ce48">
            <text:p>8.054</text:p>
          </table:table-cell>
          <table:table-cell office:value-type="percentage" office:value="0.96698283107215754" table:style-name="ce49">
            <text:p>96,7%</text:p>
          </table:table-cell>
          <table:table-cell office:value-type="float" office:value="10978" table:style-name="ce48">
            <text:p>10.978</text:p>
          </table:table-cell>
          <table:table-cell office:value-type="percentage" office:value="0.94990049320757985" table:style-name="ce49">
            <text:p>95,0%</text:p>
          </table:table-cell>
          <table:table-cell office:value-type="float" office:value="11574" table:style-name="ce48">
            <text:p>11.574</text:p>
          </table:table-cell>
          <table:table-cell office:value-type="percentage" office:value="0.93663510560815733" table:style-name="ce49">
            <text:p>93,7%</text:p>
          </table:table-cell>
          <table:table-cell office:value-type="float" office:value="9727" table:style-name="ce48">
            <text:p>9.727</text:p>
          </table:table-cell>
          <table:table-cell office:value-type="percentage" office:value="0.85332046670760597" table:style-name="ce49">
            <text:p>85,3%</text:p>
          </table:table-cell>
          <table:table-cell office:value-type="float" office:value="9818" table:style-name="ce48">
            <text:p>9.818</text:p>
          </table:table-cell>
          <table:table-cell office:value-type="percentage" office:value="0.903635526921307" table:style-name="ce49">
            <text:p>90,4%</text:p>
          </table:table-cell>
          <table:table-cell office:value-type="float" office:value="9598" table:style-name="ce48">
            <text:p>9.598</text:p>
          </table:table-cell>
          <table:table-cell office:value-type="percentage" office:value="1.0341558021764896" table:style-name="ce49">
            <text:p>103,4%</text:p>
          </table:table-cell>
          <table:table-cell office:value-type="float" office:value="66352" table:style-name="ce48">
            <text:p>66.35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3415365554914187" table:style-name="ce49">
            <text:p>93,4%</text:p>
          </table:table-cell>
          <table:table-cell office:value-type="percentage" office:value="0.79447298154866675" table:style-name="ce49">
            <text:p>79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4" table:style-name="ce48">
            <text:p>7.524</text:p>
          </table:table-cell>
          <table:table-cell office:value-type="percentage" office:value="0.93991255465334167" table:style-name="ce49">
            <text:p>94,0%</text:p>
          </table:table-cell>
          <table:table-cell office:value-type="float" office:value="10177" table:style-name="ce48">
            <text:p>10.177</text:p>
          </table:table-cell>
          <table:table-cell office:value-type="percentage" office:value="0.94222757152115544" table:style-name="ce49">
            <text:p>94,2%</text:p>
          </table:table-cell>
          <table:table-cell office:value-type="float" office:value="10690" table:style-name="ce48">
            <text:p>10.690</text:p>
          </table:table-cell>
          <table:table-cell office:value-type="percentage" office:value="0.97866886386523844" table:style-name="ce49">
            <text:p>97,9%</text:p>
          </table:table-cell>
          <table:table-cell office:value-type="float" office:value="9302" table:style-name="ce48">
            <text:p>9.302</text:p>
          </table:table-cell>
          <table:table-cell office:value-type="percentage" office:value="0.84934258582907229" table:style-name="ce49">
            <text:p>84,9%</text:p>
          </table:table-cell>
          <table:table-cell office:value-type="float" office:value="9693" table:style-name="ce48">
            <text:p>9.693</text:p>
          </table:table-cell>
          <table:table-cell office:value-type="percentage" office:value="0.82909930715935332" table:style-name="ce49">
            <text:p>82,9%</text:p>
          </table:table-cell>
          <table:table-cell office:value-type="float" office:value="8810" table:style-name="ce48">
            <text:p>8.810</text:p>
          </table:table-cell>
          <table:table-cell office:value-type="percentage" office:value="0.91962421711899789" table:style-name="ce49">
            <text:p>92,0%</text:p>
          </table:table-cell>
          <table:table-cell office:value-type="float" office:value="61730" table:style-name="ce48">
            <text:p>61.73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425687750856942" table:style-name="ce49">
            <text:p>90,4%</text:p>
          </table:table-cell>
          <table:table-cell office:value-type="percentage" office:value="0.73468853395539269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9" table:style-name="ce48">
            <text:p>3.699</text:p>
          </table:table-cell>
          <table:table-cell office:value-type="string" table:style-name="ce49">
            <text:p>-</text:p>
          </table:table-cell>
          <table:table-cell office:value-type="float" office:value="9659" table:style-name="ce48">
            <text:p>9.659</text:p>
          </table:table-cell>
          <table:table-cell office:value-type="string" table:style-name="ce49">
            <text:p>-</text:p>
          </table:table-cell>
          <table:table-cell office:value-type="float" office:value="22643" table:style-name="ce48">
            <text:p>22.643</text:p>
          </table:table-cell>
          <table:table-cell office:value-type="string" table:style-name="ce49">
            <text:p>-</text:p>
          </table:table-cell>
          <table:table-cell office:value-type="float" office:value="32637" table:style-name="ce48">
            <text:p>32.637</text:p>
          </table:table-cell>
          <table:table-cell office:value-type="string" table:style-name="ce49">
            <text:p>-</text:p>
          </table:table-cell>
          <table:table-cell office:value-type="float" office:value="25061" table:style-name="ce48">
            <text:p>25.061</text:p>
          </table:table-cell>
          <table:table-cell office:value-type="string" table:style-name="ce49">
            <text:p>-</text:p>
          </table:table-cell>
          <table:table-cell office:value-type="float" office:value="1230" table:style-name="ce48">
            <text:p>1.230</text:p>
          </table:table-cell>
          <table:table-cell office:value-type="string" table:style-name="ce49">
            <text:p>-</text:p>
          </table:table-cell>
          <table:table-cell office:value-type="float" office:value="94979" table:style-name="ce48">
            <text:p>94.979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7" table:style-name="ce51">
            <text:p>317</text:p>
          </table:table-cell>
          <table:table-cell office:value-type="string" table:style-name="ce52">
            <text:p>-</text:p>
          </table:table-cell>
          <table:table-cell office:value-type="float" office:value="911" table:style-name="ce51">
            <text:p>911</text:p>
          </table:table-cell>
          <table:table-cell office:value-type="string" table:style-name="ce52">
            <text:p>-</text:p>
          </table:table-cell>
          <table:table-cell office:value-type="float" office:value="1923" table:style-name="ce51">
            <text:p>1.923</text:p>
          </table:table-cell>
          <table:table-cell office:value-type="string" table:style-name="ce52">
            <text:p>-</text:p>
          </table:table-cell>
          <table:table-cell office:value-type="float" office:value="2378" table:style-name="ce51">
            <text:p>2.378</text:p>
          </table:table-cell>
          <table:table-cell office:value-type="string" table:style-name="ce52">
            <text:p>-</text:p>
          </table:table-cell>
          <table:table-cell office:value-type="float" office:value="2095" table:style-name="ce51">
            <text:p>2.095</text:p>
          </table:table-cell>
          <table:table-cell office:value-type="string" table:style-name="ce52">
            <text:p>-</text:p>
          </table:table-cell>
          <table:table-cell office:value-type="float" office:value="266" table:style-name="ce51">
            <text:p>266</text:p>
          </table:table-cell>
          <table:table-cell office:value-type="string" table:style-name="ce52">
            <text:p>-</text:p>
          </table:table-cell>
          <table:table-cell office:value-type="float" office:value="7975" table:style-name="ce51">
            <text:p>7.975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1050" table:style-name="ce55">
            <text:p>2.951.050</text:p>
          </table:table-cell>
          <table:table-cell office:value-type="percentage" office:value="1" table:style-name="ce56">
            <text:p>100,0%</text:p>
          </table:table-cell>
          <table:table-cell office:value-type="float" office:value="3966670" table:style-name="ce55">
            <text:p>3.966.670</text:p>
          </table:table-cell>
          <table:table-cell office:value-type="percentage" office:value="0.99245426812105297" table:style-name="ce56">
            <text:p>99,2%</text:p>
          </table:table-cell>
          <table:table-cell office:value-type="float" office:value="5333987" table:style-name="ce55">
            <text:p>5.333.987</text:p>
          </table:table-cell>
          <table:table-cell office:value-type="percentage" office:value="0.96846700776736405" table:style-name="ce56">
            <text:p>96,8%</text:p>
          </table:table-cell>
          <table:table-cell office:value-type="float" office:value="6766675" table:style-name="ce55">
            <text:p>6.766.675</text:p>
          </table:table-cell>
          <table:table-cell office:value-type="percentage" office:value="0.94908084672120085" table:style-name="ce56">
            <text:p>94,9%</text:p>
          </table:table-cell>
          <table:table-cell office:value-type="float" office:value="7129341" table:style-name="ce55">
            <text:p>7.129.341</text:p>
          </table:table-cell>
          <table:table-cell office:value-type="percentage" office:value="0.91205272024079398" table:style-name="ce56">
            <text:p>91,2%</text:p>
          </table:table-cell>
          <table:table-cell office:value-type="float" office:value="5121772" table:style-name="ce55">
            <text:p>5.121.772</text:p>
          </table:table-cell>
          <table:table-cell office:value-type="percentage" office:value="0.8619580546682778" table:style-name="ce56">
            <text:p>86,2%</text:p>
          </table:table-cell>
          <table:table-cell office:value-type="float" office:value="4241083" table:style-name="ce55">
            <text:p>4.241.083</text:p>
          </table:table-cell>
          <table:table-cell office:value-type="percentage" office:value="0.86120267513841209" table:style-name="ce56">
            <text:p>86,1%</text:p>
          </table:table-cell>
          <table:table-cell office:value-type="float" office:value="3636424" table:style-name="ce55">
            <text:p>3.636.424</text:p>
          </table:table-cell>
          <table:table-cell office:value-type="percentage" office:value="0.91276573421132023" table:style-name="ce56">
            <text:p>91,3%</text:p>
          </table:table-cell>
          <table:table-cell office:value-type="float" office:value="39147002" table:style-name="ce55">
            <text:p>39.147.002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798320200436968" table:style-name="ce56">
            <text:p>92,8%</text:p>
          </table:table-cell>
          <table:table-cell office:value-type="percentage" office:value="0.82590882192394444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507" table:style-name="ce45">
            <text:p>430.507</text:p>
          </table:table-cell>
          <table:table-cell office:value-type="percentage" office:value="1" table:style-name="ce46">
            <text:p>100,0%</text:p>
          </table:table-cell>
          <table:table-cell office:value-type="float" office:value="652527" table:style-name="ce45">
            <text:p>652.527</text:p>
          </table:table-cell>
          <table:table-cell office:value-type="percentage" office:value="0.99725517825294241" table:style-name="ce46">
            <text:p>99,7%</text:p>
          </table:table-cell>
          <table:table-cell office:value-type="float" office:value="930291" table:style-name="ce45">
            <text:p>930.291</text:p>
          </table:table-cell>
          <table:table-cell office:value-type="percentage" office:value="0.97084413016095317" table:style-name="ce46">
            <text:p>97,1%</text:p>
          </table:table-cell>
          <table:table-cell office:value-type="float" office:value="1218967" table:style-name="ce45">
            <text:p>1.218.967</text:p>
          </table:table-cell>
          <table:table-cell office:value-type="percentage" office:value="0.9467035727960198" table:style-name="ce46">
            <text:p>94,7%</text:p>
          </table:table-cell>
          <table:table-cell office:value-type="float" office:value="1261000" table:style-name="ce45">
            <text:p>1.261.000</text:p>
          </table:table-cell>
          <table:table-cell office:value-type="percentage" office:value="0.91090602281527033" table:style-name="ce46">
            <text:p>91,1%</text:p>
          </table:table-cell>
          <table:table-cell office:value-type="float" office:value="943352" table:style-name="ce45">
            <text:p>943.352</text:p>
          </table:table-cell>
          <table:table-cell office:value-type="percentage" office:value="0.85621266812673757" table:style-name="ce46">
            <text:p>85,6%</text:p>
          </table:table-cell>
          <table:table-cell office:value-type="float" office:value="783045" table:style-name="ce45">
            <text:p>783.045</text:p>
          </table:table-cell>
          <table:table-cell office:value-type="percentage" office:value="0.84551868456514978" table:style-name="ce46">
            <text:p>84,6%</text:p>
          </table:table-cell>
          <table:table-cell office:value-type="float" office:value="691854" table:style-name="ce45">
            <text:p>691.854</text:p>
          </table:table-cell>
          <table:table-cell office:value-type="percentage" office:value="0.89520292529171397" table:style-name="ce46">
            <text:p>89,5%</text:p>
          </table:table-cell>
          <table:table-cell office:value-type="float" office:value="6911543" table:style-name="ce45">
            <text:p>6.911.543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055652600124804" table:style-name="ce46">
            <text:p>92,1%</text:p>
          </table:table-cell>
          <table:table-cell office:value-type="percentage" office:value="0.81291067964979014" table:style-name="ce46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492" table:style-name="ce48">
            <text:p>100.492</text:p>
          </table:table-cell>
          <table:table-cell office:value-type="percentage" office:value="1" table:style-name="ce49">
            <text:p>100,0%</text:p>
          </table:table-cell>
          <table:table-cell office:value-type="float" office:value="119164" table:style-name="ce48">
            <text:p>119.164</text:p>
          </table:table-cell>
          <table:table-cell office:value-type="percentage" office:value="0.99614629049111802" table:style-name="ce49">
            <text:p>99,6%</text:p>
          </table:table-cell>
          <table:table-cell office:value-type="float" office:value="154352" table:style-name="ce48">
            <text:p>154.352</text:p>
          </table:table-cell>
          <table:table-cell office:value-type="percentage" office:value="0.95686566238918846" table:style-name="ce49">
            <text:p>95,7%</text:p>
          </table:table-cell>
          <table:table-cell office:value-type="float" office:value="186654" table:style-name="ce48">
            <text:p>186.654</text:p>
          </table:table-cell>
          <table:table-cell office:value-type="percentage" office:value="0.92876548738617704" table:style-name="ce49">
            <text:p>92,9%</text:p>
          </table:table-cell>
          <table:table-cell office:value-type="float" office:value="189531" table:style-name="ce48">
            <text:p>189.531</text:p>
          </table:table-cell>
          <table:table-cell office:value-type="percentage" office:value="0.88716374036332657" table:style-name="ce49">
            <text:p>88,7%</text:p>
          </table:table-cell>
          <table:table-cell office:value-type="float" office:value="128172" table:style-name="ce48">
            <text:p>128.172</text:p>
          </table:table-cell>
          <table:table-cell office:value-type="percentage" office:value="0.80979036884469102" table:style-name="ce49">
            <text:p>81,0%</text:p>
          </table:table-cell>
          <table:table-cell office:value-type="float" office:value="106475" table:style-name="ce48">
            <text:p>106.475</text:p>
          </table:table-cell>
          <table:table-cell office:value-type="percentage" office:value="0.81404149910549095" table:style-name="ce49">
            <text:p>81,4%</text:p>
          </table:table-cell>
          <table:table-cell office:value-type="float" office:value="90242" table:style-name="ce48">
            <text:p>90.242</text:p>
          </table:table-cell>
          <table:table-cell office:value-type="percentage" office:value="0.84309164120818036" table:style-name="ce49">
            <text:p>84,3%</text:p>
          </table:table-cell>
          <table:table-cell office:value-type="float" office:value="1075082" table:style-name="ce48">
            <text:p>1.075.082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387991336866746" table:style-name="ce49">
            <text:p>90,4%</text:p>
          </table:table-cell>
          <table:table-cell office:value-type="percentage" office:value="0.80764431503087974" table:style-name="ce4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379" table:style-name="ce48">
            <text:p>88.379</text:p>
          </table:table-cell>
          <table:table-cell office:value-type="percentage" office:value="1" table:style-name="ce49">
            <text:p>100,0%</text:p>
          </table:table-cell>
          <table:table-cell office:value-type="float" office:value="114239" table:style-name="ce48">
            <text:p>114.239</text:p>
          </table:table-cell>
          <table:table-cell office:value-type="percentage" office:value="1" table:style-name="ce49">
            <text:p>100,0%</text:p>
          </table:table-cell>
          <table:table-cell office:value-type="float" office:value="148055" table:style-name="ce48">
            <text:p>148.055</text:p>
          </table:table-cell>
          <table:table-cell office:value-type="percentage" office:value="0.9741101388249227" table:style-name="ce49">
            <text:p>97,4%</text:p>
          </table:table-cell>
          <table:table-cell office:value-type="float" office:value="153133" table:style-name="ce48">
            <text:p>153.133</text:p>
          </table:table-cell>
          <table:table-cell office:value-type="percentage" office:value="0.94478137744242152" table:style-name="ce49">
            <text:p>94,5%</text:p>
          </table:table-cell>
          <table:table-cell office:value-type="float" office:value="150977" table:style-name="ce48">
            <text:p>150.977</text:p>
          </table:table-cell>
          <table:table-cell office:value-type="percentage" office:value="0.90993852459016389" table:style-name="ce49">
            <text:p>91,0%</text:p>
          </table:table-cell>
          <table:table-cell office:value-type="float" office:value="90946" table:style-name="ce48">
            <text:p>90.946</text:p>
          </table:table-cell>
          <table:table-cell office:value-type="percentage" office:value="0.83750955419878259" table:style-name="ce49">
            <text:p>83,8%</text:p>
          </table:table-cell>
          <table:table-cell office:value-type="float" office:value="66530" table:style-name="ce48">
            <text:p>66.530</text:p>
          </table:table-cell>
          <table:table-cell office:value-type="percentage" office:value="0.8395800206960955" table:style-name="ce49">
            <text:p>84,0%</text:p>
          </table:table-cell>
          <table:table-cell office:value-type="float" office:value="60722" table:style-name="ce48">
            <text:p>60.722</text:p>
          </table:table-cell>
          <table:table-cell office:value-type="percentage" office:value="0.93051979894569081" table:style-name="ce49">
            <text:p>93,1%</text:p>
          </table:table-cell>
          <table:table-cell office:value-type="float" office:value="872981" table:style-name="ce48">
            <text:p>872.981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823828761874672" table:style-name="ce49">
            <text:p>93,8%</text:p>
          </table:table-cell>
          <table:table-cell office:value-type="percentage" office:value="0.86187232756995091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41" table:style-name="ce48">
            <text:p>51.341</text:p>
          </table:table-cell>
          <table:table-cell office:value-type="percentage" office:value="0.95726511662595792" table:style-name="ce49">
            <text:p>95,7%</text:p>
          </table:table-cell>
          <table:table-cell office:value-type="float" office:value="79559" table:style-name="ce48">
            <text:p>79.559</text:p>
          </table:table-cell>
          <table:table-cell office:value-type="percentage" office:value="0.9120182497649999" table:style-name="ce49">
            <text:p>91,2%</text:p>
          </table:table-cell>
          <table:table-cell office:value-type="float" office:value="111625" table:style-name="ce48">
            <text:p>111.625</text:p>
          </table:table-cell>
          <table:table-cell office:value-type="percentage" office:value="0.87622553829488281" table:style-name="ce49">
            <text:p>87,6%</text:p>
          </table:table-cell>
          <table:table-cell office:value-type="float" office:value="152276" table:style-name="ce48">
            <text:p>152.276</text:p>
          </table:table-cell>
          <table:table-cell office:value-type="percentage" office:value="0.85785429389097956" table:style-name="ce49">
            <text:p>85,8%</text:p>
          </table:table-cell>
          <table:table-cell office:value-type="float" office:value="171714" table:style-name="ce48">
            <text:p>171.714</text:p>
          </table:table-cell>
          <table:table-cell office:value-type="percentage" office:value="0.79268591054504833" table:style-name="ce49">
            <text:p>79,3%</text:p>
          </table:table-cell>
          <table:table-cell office:value-type="float" office:value="132354" table:style-name="ce48">
            <text:p>132.354</text:p>
          </table:table-cell>
          <table:table-cell office:value-type="percentage" office:value="0.71913152618624587" table:style-name="ce49">
            <text:p>71,9%</text:p>
          </table:table-cell>
          <table:table-cell office:value-type="float" office:value="101855" table:style-name="ce48">
            <text:p>101.855</text:p>
          </table:table-cell>
          <table:table-cell office:value-type="percentage" office:value="0.74231304613994298" table:style-name="ce49">
            <text:p>74,2%</text:p>
          </table:table-cell>
          <table:table-cell office:value-type="float" office:value="79724" table:style-name="ce48">
            <text:p>79.724</text:p>
          </table:table-cell>
          <table:table-cell office:value-type="percentage" office:value="0.80095643787172477" table:style-name="ce49">
            <text:p>80,1%</text:p>
          </table:table-cell>
          <table:table-cell office:value-type="float" office:value="880448" table:style-name="ce48">
            <text:p>880.448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283102548313446" table:style-name="ce49">
            <text:p>81,3%</text:p>
          </table:table-cell>
          <table:table-cell office:value-type="percentage" office:value="0.72181180955504087" table:style-name="ce4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55" table:style-name="ce48">
            <text:p>92.555</text:p>
          </table:table-cell>
          <table:table-cell office:value-type="percentage" office:value="0.92221159402961284" table:style-name="ce49">
            <text:p>92,2%</text:p>
          </table:table-cell>
          <table:table-cell office:value-type="float" office:value="151348" table:style-name="ce48">
            <text:p>151.348</text:p>
          </table:table-cell>
          <table:table-cell office:value-type="percentage" office:value="0.90386154342295422" table:style-name="ce49">
            <text:p>90,4%</text:p>
          </table:table-cell>
          <table:table-cell office:value-type="float" office:value="223331" table:style-name="ce48">
            <text:p>223.331</text:p>
          </table:table-cell>
          <table:table-cell office:value-type="percentage" office:value="0.88780187235395835" table:style-name="ce49">
            <text:p>88,8%</text:p>
          </table:table-cell>
          <table:table-cell office:value-type="float" office:value="322006" table:style-name="ce48">
            <text:p>322.006</text:p>
          </table:table-cell>
          <table:table-cell office:value-type="percentage" office:value="0.87442939114235829" table:style-name="ce49">
            <text:p>87,4%</text:p>
          </table:table-cell>
          <table:table-cell office:value-type="float" office:value="319565" table:style-name="ce48">
            <text:p>319.565</text:p>
          </table:table-cell>
          <table:table-cell office:value-type="percentage" office:value="0.81086258738153538" table:style-name="ce49">
            <text:p>81,1%</text:p>
          </table:table-cell>
          <table:table-cell office:value-type="float" office:value="230837" table:style-name="ce48">
            <text:p>230.837</text:p>
          </table:table-cell>
          <table:table-cell office:value-type="percentage" office:value="0.73782370502010475" table:style-name="ce49">
            <text:p>73,8%</text:p>
          </table:table-cell>
          <table:table-cell office:value-type="float" office:value="187988" table:style-name="ce48">
            <text:p>187.988</text:p>
          </table:table-cell>
          <table:table-cell office:value-type="percentage" office:value="0.73816021455132308" table:style-name="ce49">
            <text:p>73,8%</text:p>
          </table:table-cell>
          <table:table-cell office:value-type="float" office:value="155670" table:style-name="ce48">
            <text:p>155.670</text:p>
          </table:table-cell>
          <table:table-cell office:value-type="percentage" office:value="0.84481589015819603" table:style-name="ce49">
            <text:p>84,5%</text:p>
          </table:table-cell>
          <table:table-cell office:value-type="float" office:value="1683300" table:style-name="ce48">
            <text:p>1.683.300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777931589323506" table:style-name="ce49">
            <text:p>82,8%</text:p>
          </table:table-cell>
          <table:table-cell office:value-type="percentage" office:value="0.75001035925910575" table:style-name="ce49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31" table:style-name="ce48">
            <text:p>42.231</text:p>
          </table:table-cell>
          <table:table-cell office:value-type="percentage" office:value="1" table:style-name="ce49">
            <text:p>100,0%</text:p>
          </table:table-cell>
          <table:table-cell office:value-type="float" office:value="56038" table:style-name="ce48">
            <text:p>56.038</text:p>
          </table:table-cell>
          <table:table-cell office:value-type="percentage" office:value="1" table:style-name="ce49">
            <text:p>100,0%</text:p>
          </table:table-cell>
          <table:table-cell office:value-type="float" office:value="76966" table:style-name="ce48">
            <text:p>76.966</text:p>
          </table:table-cell>
          <table:table-cell office:value-type="percentage" office:value="0.97109403585803145" table:style-name="ce49">
            <text:p>97,1%</text:p>
          </table:table-cell>
          <table:table-cell office:value-type="float" office:value="84787" table:style-name="ce48">
            <text:p>84.787</text:p>
          </table:table-cell>
          <table:table-cell office:value-type="percentage" office:value="0.93203253819940635" table:style-name="ce49">
            <text:p>93,2%</text:p>
          </table:table-cell>
          <table:table-cell office:value-type="float" office:value="88839" table:style-name="ce48">
            <text:p>88.839</text:p>
          </table:table-cell>
          <table:table-cell office:value-type="percentage" office:value="0.91223584498798593" table:style-name="ce49">
            <text:p>91,2%</text:p>
          </table:table-cell>
          <table:table-cell office:value-type="float" office:value="56044" table:style-name="ce48">
            <text:p>56.044</text:p>
          </table:table-cell>
          <table:table-cell office:value-type="percentage" office:value="0.83450966377795643" table:style-name="ce49">
            <text:p>83,5%</text:p>
          </table:table-cell>
          <table:table-cell office:value-type="float" office:value="42532" table:style-name="ce48">
            <text:p>42.532</text:p>
          </table:table-cell>
          <table:table-cell office:value-type="percentage" office:value="0.83604269455310287" table:style-name="ce49">
            <text:p>83,6%</text:p>
          </table:table-cell>
          <table:table-cell office:value-type="float" office:value="41410" table:style-name="ce48">
            <text:p>41.410</text:p>
          </table:table-cell>
          <table:table-cell office:value-type="percentage" office:value="0.91447121436300594" table:style-name="ce49">
            <text:p>91,4%</text:p>
          </table:table-cell>
          <table:table-cell office:value-type="float" office:value="488847" table:style-name="ce48">
            <text:p>488.84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749429858346832" table:style-name="ce49">
            <text:p>92,7%</text:p>
          </table:table-cell>
          <table:table-cell office:value-type="percentage" office:value="0.8375615731896412" table:style-name="ce49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09" table:style-name="ce48">
            <text:p>228.009</text:p>
          </table:table-cell>
          <table:table-cell office:value-type="percentage" office:value="1" table:style-name="ce49">
            <text:p>100,0%</text:p>
          </table:table-cell>
          <table:table-cell office:value-type="float" office:value="250532" table:style-name="ce48">
            <text:p>250.532</text:p>
          </table:table-cell>
          <table:table-cell office:value-type="percentage" office:value="1" table:style-name="ce49">
            <text:p>100,0%</text:p>
          </table:table-cell>
          <table:table-cell office:value-type="float" office:value="322492" table:style-name="ce48">
            <text:p>322.492</text:p>
          </table:table-cell>
          <table:table-cell office:value-type="percentage" office:value="0.98548173681331608" table:style-name="ce49">
            <text:p>98,5%</text:p>
          </table:table-cell>
          <table:table-cell office:value-type="float" office:value="353387" table:style-name="ce48">
            <text:p>353.387</text:p>
          </table:table-cell>
          <table:table-cell office:value-type="percentage" office:value="0.92703100447792908" table:style-name="ce49">
            <text:p>92,7%</text:p>
          </table:table-cell>
          <table:table-cell office:value-type="float" office:value="321608" table:style-name="ce48">
            <text:p>321.608</text:p>
          </table:table-cell>
          <table:table-cell office:value-type="percentage" office:value="0.8928545649385623" table:style-name="ce49">
            <text:p>89,3%</text:p>
          </table:table-cell>
          <table:table-cell office:value-type="float" office:value="213835" table:style-name="ce48">
            <text:p>213.835</text:p>
          </table:table-cell>
          <table:table-cell office:value-type="percentage" office:value="0.82593027477578385" table:style-name="ce49">
            <text:p>82,6%</text:p>
          </table:table-cell>
          <table:table-cell office:value-type="float" office:value="174619" table:style-name="ce48">
            <text:p>174.619</text:p>
          </table:table-cell>
          <table:table-cell office:value-type="percentage" office:value="0.8245340661727556" table:style-name="ce49">
            <text:p>82,5%</text:p>
          </table:table-cell>
          <table:table-cell office:value-type="float" office:value="144879" table:style-name="ce48">
            <text:p>144.879</text:p>
          </table:table-cell>
          <table:table-cell office:value-type="percentage" office:value="0.86135982591945204" table:style-name="ce49">
            <text:p>86,1%</text:p>
          </table:table-cell>
          <table:table-cell office:value-type="float" office:value="2009361" table:style-name="ce48">
            <text:p>2.009.361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505670651506877" table:style-name="ce49">
            <text:p>92,5%</text:p>
          </table:table-cell>
          <table:table-cell office:value-type="percentage" office:value="0.84191726558869784" table:style-name="ce49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419" table:style-name="ce48">
            <text:p>137.419</text:p>
          </table:table-cell>
          <table:table-cell office:value-type="percentage" office:value="1" table:style-name="ce49">
            <text:p>100,0%</text:p>
          </table:table-cell>
          <table:table-cell office:value-type="float" office:value="158414" table:style-name="ce48">
            <text:p>158.414</text:p>
          </table:table-cell>
          <table:table-cell office:value-type="percentage" office:value="1" table:style-name="ce49">
            <text:p>100,0%</text:p>
          </table:table-cell>
          <table:table-cell office:value-type="float" office:value="220825" table:style-name="ce48">
            <text:p>220.825</text:p>
          </table:table-cell>
          <table:table-cell office:value-type="percentage" office:value="0.96841177399266754" table:style-name="ce49">
            <text:p>96,8%</text:p>
          </table:table-cell>
          <table:table-cell office:value-type="float" office:value="284267" table:style-name="ce48">
            <text:p>284.267</text:p>
          </table:table-cell>
          <table:table-cell office:value-type="percentage" office:value="0.91284717427675033" table:style-name="ce49">
            <text:p>91,3%</text:p>
          </table:table-cell>
          <table:table-cell office:value-type="float" office:value="284302" table:style-name="ce48">
            <text:p>284.302</text:p>
          </table:table-cell>
          <table:table-cell office:value-type="percentage" office:value="0.85974700693417527" table:style-name="ce49">
            <text:p>86,0%</text:p>
          </table:table-cell>
          <table:table-cell office:value-type="float" office:value="204056" table:style-name="ce48">
            <text:p>204.056</text:p>
          </table:table-cell>
          <table:table-cell office:value-type="percentage" office:value="0.79167879077093783" table:style-name="ce49">
            <text:p>79,2%</text:p>
          </table:table-cell>
          <table:table-cell office:value-type="float" office:value="171878" table:style-name="ce48">
            <text:p>171.878</text:p>
          </table:table-cell>
          <table:table-cell office:value-type="percentage" office:value="0.78485972090304668" table:style-name="ce49">
            <text:p>78,5%</text:p>
          </table:table-cell>
          <table:table-cell office:value-type="float" office:value="151611" table:style-name="ce48">
            <text:p>151.611</text:p>
          </table:table-cell>
          <table:table-cell office:value-type="percentage" office:value="0.85262855985963015" table:style-name="ce49">
            <text:p>85,3%</text:p>
          </table:table-cell>
          <table:table-cell office:value-type="float" office:value="1612772" table:style-name="ce48">
            <text:p>1.612.772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805020918658961" table:style-name="ce49">
            <text:p>88,8%</text:p>
          </table:table-cell>
          <table:table-cell office:value-type="percentage" office:value="0.78723416718082484" table:style-name="ce4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211" table:style-name="ce48">
            <text:p>455.211</text:p>
          </table:table-cell>
          <table:table-cell office:value-type="percentage" office:value="1" table:style-name="ce49">
            <text:p>100,0%</text:p>
          </table:table-cell>
          <table:table-cell office:value-type="float" office:value="617844" table:style-name="ce48">
            <text:p>617.844</text:p>
          </table:table-cell>
          <table:table-cell office:value-type="percentage" office:value="0.97185624221374911" table:style-name="ce49">
            <text:p>97,2%</text:p>
          </table:table-cell>
          <table:table-cell office:value-type="float" office:value="797873" table:style-name="ce48">
            <text:p>797.873</text:p>
          </table:table-cell>
          <table:table-cell office:value-type="percentage" office:value="0.9359389736346958" table:style-name="ce49">
            <text:p>93,6%</text:p>
          </table:table-cell>
          <table:table-cell office:value-type="float" office:value="1034421" table:style-name="ce48">
            <text:p>1.034.421</text:p>
          </table:table-cell>
          <table:table-cell office:value-type="percentage" office:value="0.94260985729008817" table:style-name="ce49">
            <text:p>94,3%</text:p>
          </table:table-cell>
          <table:table-cell office:value-type="float" office:value="1147656" table:style-name="ce48">
            <text:p>1.147.656</text:p>
          </table:table-cell>
          <table:table-cell office:value-type="percentage" office:value="0.89974833990576464" table:style-name="ce49">
            <text:p>90,0%</text:p>
          </table:table-cell>
          <table:table-cell office:value-type="float" office:value="806909" table:style-name="ce48">
            <text:p>806.909</text:p>
          </table:table-cell>
          <table:table-cell office:value-type="percentage" office:value="0.83476683894942005" table:style-name="ce49">
            <text:p>83,5%</text:p>
          </table:table-cell>
          <table:table-cell office:value-type="float" office:value="670825" table:style-name="ce48">
            <text:p>670.825</text:p>
          </table:table-cell>
          <table:table-cell office:value-type="percentage" office:value="0.80915000199023224" table:style-name="ce49">
            <text:p>80,9%</text:p>
          </table:table-cell>
          <table:table-cell office:value-type="float" office:value="566265" table:style-name="ce48">
            <text:p>566.265</text:p>
          </table:table-cell>
          <table:table-cell office:value-type="percentage" office:value="0.84345577578746522" table:style-name="ce49">
            <text:p>84,3%</text:p>
          </table:table-cell>
          <table:table-cell office:value-type="float" office:value="6097004" table:style-name="ce48">
            <text:p>6.097.00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89894306068606256" table:style-name="ce49">
            <text:p>89,9%</text:p>
          </table:table-cell>
          <table:table-cell office:value-type="percentage" office:value="0.7947859365347486" table:style-name="ce49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626" table:style-name="ce48">
            <text:p>293.626</text:p>
          </table:table-cell>
          <table:table-cell office:value-type="percentage" office:value="1" table:style-name="ce49">
            <text:p>100,0%</text:p>
          </table:table-cell>
          <table:table-cell office:value-type="float" office:value="433317" table:style-name="ce48">
            <text:p>433.317</text:p>
          </table:table-cell>
          <table:table-cell office:value-type="percentage" office:value="0.98531297751582625" table:style-name="ce49">
            <text:p>98,5%</text:p>
          </table:table-cell>
          <table:table-cell office:value-type="float" office:value="570289" table:style-name="ce48">
            <text:p>570.289</text:p>
          </table:table-cell>
          <table:table-cell office:value-type="percentage" office:value="0.95503399537796829" table:style-name="ce49">
            <text:p>95,5%</text:p>
          </table:table-cell>
          <table:table-cell office:value-type="float" office:value="715573" table:style-name="ce48">
            <text:p>715.573</text:p>
          </table:table-cell>
          <table:table-cell office:value-type="percentage" office:value="0.93870753618017144" table:style-name="ce49">
            <text:p>93,9%</text:p>
          </table:table-cell>
          <table:table-cell office:value-type="float" office:value="756667" table:style-name="ce48">
            <text:p>756.667</text:p>
          </table:table-cell>
          <table:table-cell office:value-type="percentage" office:value="0.90001938807431225" table:style-name="ce49">
            <text:p>90,0%</text:p>
          </table:table-cell>
          <table:table-cell office:value-type="float" office:value="517065" table:style-name="ce48">
            <text:p>517.065</text:p>
          </table:table-cell>
          <table:table-cell office:value-type="percentage" office:value="0.84223377274926248" table:style-name="ce49">
            <text:p>84,2%</text:p>
          </table:table-cell>
          <table:table-cell office:value-type="float" office:value="432498" table:style-name="ce48">
            <text:p>432.498</text:p>
          </table:table-cell>
          <table:table-cell office:value-type="percentage" office:value="0.84344924557260226" table:style-name="ce49">
            <text:p>84,3%</text:p>
          </table:table-cell>
          <table:table-cell office:value-type="float" office:value="381372" table:style-name="ce48">
            <text:p>381.372</text:p>
          </table:table-cell>
          <table:table-cell office:value-type="percentage" office:value="0.88123687232680714" table:style-name="ce49">
            <text:p>88,1%</text:p>
          </table:table-cell>
          <table:table-cell office:value-type="float" office:value="4100407" table:style-name="ce48">
            <text:p>4.100.407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281907094927772" table:style-name="ce49">
            <text:p>91,3%</text:p>
          </table:table-cell>
          <table:table-cell office:value-type="percentage" office:value="0.81243717858667797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39" table:style-name="ce48">
            <text:p>77.639</text:p>
          </table:table-cell>
          <table:table-cell office:value-type="percentage" office:value="1" table:style-name="ce49">
            <text:p>100,0%</text:p>
          </table:table-cell>
          <table:table-cell office:value-type="float" office:value="95718" table:style-name="ce48">
            <text:p>95.718</text:p>
          </table:table-cell>
          <table:table-cell office:value-type="percentage" office:value="1" table:style-name="ce49">
            <text:p>100,0%</text:p>
          </table:table-cell>
          <table:table-cell office:value-type="float" office:value="132467" table:style-name="ce48">
            <text:p>132.467</text:p>
          </table:table-cell>
          <table:table-cell office:value-type="percentage" office:value="1.0136358419099361" table:style-name="ce49">
            <text:p>101,4%</text:p>
          </table:table-cell>
          <table:table-cell office:value-type="float" office:value="161337" table:style-name="ce48">
            <text:p>161.337</text:p>
          </table:table-cell>
          <table:table-cell office:value-type="percentage" office:value="0.96060802724571759" table:style-name="ce49">
            <text:p>96,1%</text:p>
          </table:table-cell>
          <table:table-cell office:value-type="float" office:value="145695" table:style-name="ce48">
            <text:p>145.695</text:p>
          </table:table-cell>
          <table:table-cell office:value-type="percentage" office:value="0.92483622790981113" table:style-name="ce49">
            <text:p>92,5%</text:p>
          </table:table-cell>
          <table:table-cell office:value-type="float" office:value="112582" table:style-name="ce48">
            <text:p>112.582</text:p>
          </table:table-cell>
          <table:table-cell office:value-type="percentage" office:value="0.86706920719027747" table:style-name="ce49">
            <text:p>86,7%</text:p>
          </table:table-cell>
          <table:table-cell office:value-type="float" office:value="92796" table:style-name="ce48">
            <text:p>92.796</text:p>
          </table:table-cell>
          <table:table-cell office:value-type="percentage" office:value="0.82480934350167989" table:style-name="ce49">
            <text:p>82,5%</text:p>
          </table:table-cell>
          <table:table-cell office:value-type="float" office:value="78087" table:style-name="ce48">
            <text:p>78.087</text:p>
          </table:table-cell>
          <table:table-cell office:value-type="percentage" office:value="0.91107118272293464" table:style-name="ce49">
            <text:p>91,1%</text:p>
          </table:table-cell>
          <table:table-cell office:value-type="float" office:value="896321" table:style-name="ce48">
            <text:p>896.321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360504900567432" table:style-name="ce49">
            <text:p>94,4%</text:p>
          </table:table-cell>
          <table:table-cell office:value-type="percentage" office:value="0.84718511076097425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26" table:style-name="ce48">
            <text:p>241.526</text:p>
          </table:table-cell>
          <table:table-cell office:value-type="percentage" office:value="1" table:style-name="ce49">
            <text:p>100,0%</text:p>
          </table:table-cell>
          <table:table-cell office:value-type="float" office:value="291154" table:style-name="ce48">
            <text:p>291.154</text:p>
          </table:table-cell>
          <table:table-cell office:value-type="percentage" office:value="0.9971403032306011" table:style-name="ce49">
            <text:p>99,7%</text:p>
          </table:table-cell>
          <table:table-cell office:value-type="float" office:value="347364" table:style-name="ce48">
            <text:p>347.364</text:p>
          </table:table-cell>
          <table:table-cell office:value-type="percentage" office:value="0.98245872057833616" table:style-name="ce49">
            <text:p>98,2%</text:p>
          </table:table-cell>
          <table:table-cell office:value-type="float" office:value="392001" table:style-name="ce48">
            <text:p>392.001</text:p>
          </table:table-cell>
          <table:table-cell office:value-type="percentage" office:value="0.95796920821114373" table:style-name="ce49">
            <text:p>95,8%</text:p>
          </table:table-cell>
          <table:table-cell office:value-type="float" office:value="409952" table:style-name="ce48">
            <text:p>409.952</text:p>
          </table:table-cell>
          <table:table-cell office:value-type="percentage" office:value="0.92574017076260562" table:style-name="ce49">
            <text:p>92,6%</text:p>
          </table:table-cell>
          <table:table-cell office:value-type="float" office:value="265698" table:style-name="ce48">
            <text:p>265.698</text:p>
          </table:table-cell>
          <table:table-cell office:value-type="percentage" office:value="0.86098419302782259" table:style-name="ce49">
            <text:p>86,1%</text:p>
          </table:table-cell>
          <table:table-cell office:value-type="float" office:value="200577" table:style-name="ce48">
            <text:p>200.577</text:p>
          </table:table-cell>
          <table:table-cell office:value-type="percentage" office:value="0.87070350144555086" table:style-name="ce49">
            <text:p>87,1%</text:p>
          </table:table-cell>
          <table:table-cell office:value-type="float" office:value="173348" table:style-name="ce48">
            <text:p>173.348</text:p>
          </table:table-cell>
          <table:table-cell office:value-type="percentage" office:value="0.94547953573610266" table:style-name="ce49">
            <text:p>94,5%</text:p>
          </table:table-cell>
          <table:table-cell office:value-type="float" office:value="2321620" table:style-name="ce48">
            <text:p>2.321.620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23613803357887" table:style-name="ce49">
            <text:p>94,5%</text:p>
          </table:table-cell>
          <table:table-cell office:value-type="percentage" office:value="0.86085530072572858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53" table:style-name="ce48">
            <text:p>23.253</text:p>
          </table:table-cell>
          <table:table-cell office:value-type="percentage" office:value="1" table:style-name="ce49">
            <text:p>100,0%</text:p>
          </table:table-cell>
          <table:table-cell office:value-type="float" office:value="28647" table:style-name="ce48">
            <text:p>28.647</text:p>
          </table:table-cell>
          <table:table-cell office:value-type="percentage" office:value="1" table:style-name="ce49">
            <text:p>100,0%</text:p>
          </table:table-cell>
          <table:table-cell office:value-type="float" office:value="38033" table:style-name="ce48">
            <text:p>38.033</text:p>
          </table:table-cell>
          <table:table-cell office:value-type="percentage" office:value="0.98495364375615058" table:style-name="ce49">
            <text:p>98,5%</text:p>
          </table:table-cell>
          <table:table-cell office:value-type="float" office:value="45262" table:style-name="ce48">
            <text:p>45.262</text:p>
          </table:table-cell>
          <table:table-cell office:value-type="percentage" office:value="0.95288421052631578" table:style-name="ce49">
            <text:p>95,3%</text:p>
          </table:table-cell>
          <table:table-cell office:value-type="float" office:value="47545" table:style-name="ce48">
            <text:p>47.545</text:p>
          </table:table-cell>
          <table:table-cell office:value-type="percentage" office:value="0.91920578454875879" table:style-name="ce49">
            <text:p>91,9%</text:p>
          </table:table-cell>
          <table:table-cell office:value-type="float" office:value="31559" table:style-name="ce48">
            <text:p>31.559</text:p>
          </table:table-cell>
          <table:table-cell office:value-type="percentage" office:value="0.8521168592720596" table:style-name="ce49">
            <text:p>85,2%</text:p>
          </table:table-cell>
          <table:table-cell office:value-type="float" office:value="24607" table:style-name="ce48">
            <text:p>24.607</text:p>
          </table:table-cell>
          <table:table-cell office:value-type="percentage" office:value="0.8157196844129152" table:style-name="ce49">
            <text:p>81,6%</text:p>
          </table:table-cell>
          <table:table-cell office:value-type="float" office:value="22823" table:style-name="ce48">
            <text:p>22.823</text:p>
          </table:table-cell>
          <table:table-cell office:value-type="percentage" office:value="0.87831441216086203" table:style-name="ce49">
            <text:p>87,8%</text:p>
          </table:table-cell>
          <table:table-cell office:value-type="float" office:value="261729" table:style-name="ce48">
            <text:p>261.72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298349077551078" table:style-name="ce49">
            <text:p>93,0%</text:p>
          </table:table-cell>
          <table:table-cell office:value-type="percentage" office:value="0.82779527857901924" table:style-name="ce49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29" table:style-name="ce48">
            <text:p>372.829</text:p>
          </table:table-cell>
          <table:table-cell office:value-type="percentage" office:value="1" table:style-name="ce49">
            <text:p>100,0%</text:p>
          </table:table-cell>
          <table:table-cell office:value-type="float" office:value="511549" table:style-name="ce48">
            <text:p>511.549</text:p>
          </table:table-cell>
          <table:table-cell office:value-type="percentage" office:value="0.97058912816620813" table:style-name="ce49">
            <text:p>97,1%</text:p>
          </table:table-cell>
          <table:table-cell office:value-type="float" office:value="683602" table:style-name="ce48">
            <text:p>683.602</text:p>
          </table:table-cell>
          <table:table-cell office:value-type="percentage" office:value="0.94884365223233003" table:style-name="ce49">
            <text:p>94,9%</text:p>
          </table:table-cell>
          <table:table-cell office:value-type="float" office:value="943969" table:style-name="ce48">
            <text:p>943.969</text:p>
          </table:table-cell>
          <table:table-cell office:value-type="percentage" office:value="0.95373621255275276" table:style-name="ce49">
            <text:p>95,4%</text:p>
          </table:table-cell>
          <table:table-cell office:value-type="float" office:value="1034610" table:style-name="ce48">
            <text:p>1.034.610</text:p>
          </table:table-cell>
          <table:table-cell office:value-type="percentage" office:value="0.89496580114927515" table:style-name="ce49">
            <text:p>89,5%</text:p>
          </table:table-cell>
          <table:table-cell office:value-type="float" office:value="754846" table:style-name="ce48">
            <text:p>754.846</text:p>
          </table:table-cell>
          <table:table-cell office:value-type="percentage" office:value="0.83793198378409584" table:style-name="ce49">
            <text:p>83,8%</text:p>
          </table:table-cell>
          <table:table-cell office:value-type="float" office:value="607697" table:style-name="ce48">
            <text:p>607.697</text:p>
          </table:table-cell>
          <table:table-cell office:value-type="percentage" office:value="0.82617254679107122" table:style-name="ce49">
            <text:p>82,6%</text:p>
          </table:table-cell>
          <table:table-cell office:value-type="float" office:value="467775" table:style-name="ce48">
            <text:p>467.775</text:p>
          </table:table-cell>
          <table:table-cell office:value-type="percentage" office:value="0.81959386060202544" table:style-name="ce49">
            <text:p>82,0%</text:p>
          </table:table-cell>
          <table:table-cell office:value-type="float" office:value="5376877" table:style-name="ce48">
            <text:p>5.376.877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051245137255509" table:style-name="ce49">
            <text:p>90,1%</text:p>
          </table:table-cell>
          <table:table-cell office:value-type="percentage" office:value="0.79588719547034059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3424" table:style-name="ce48">
            <text:p>73.424</text:p>
          </table:table-cell>
          <table:table-cell office:value-type="percentage" office:value="1" table:style-name="ce49">
            <text:p>100,0%</text:p>
          </table:table-cell>
          <table:table-cell office:value-type="float" office:value="103024" table:style-name="ce48">
            <text:p>103.024</text:p>
          </table:table-cell>
          <table:table-cell office:value-type="percentage" office:value="0.99135890379322955" table:style-name="ce49">
            <text:p>99,1%</text:p>
          </table:table-cell>
          <table:table-cell office:value-type="float" office:value="146282" table:style-name="ce48">
            <text:p>146.282</text:p>
          </table:table-cell>
          <table:table-cell office:value-type="percentage" office:value="0.95272272552608095" table:style-name="ce49">
            <text:p>95,3%</text:p>
          </table:table-cell>
          <table:table-cell office:value-type="float" office:value="207739" table:style-name="ce48">
            <text:p>207.739</text:p>
          </table:table-cell>
          <table:table-cell office:value-type="percentage" office:value="0.95248116715496811" table:style-name="ce49">
            <text:p>95,2%</text:p>
          </table:table-cell>
          <table:table-cell office:value-type="float" office:value="232477" table:style-name="ce48">
            <text:p>232.477</text:p>
          </table:table-cell>
          <table:table-cell office:value-type="percentage" office:value="0.9208176877861749" table:style-name="ce49">
            <text:p>92,1%</text:p>
          </table:table-cell>
          <table:table-cell office:value-type="float" office:value="169684" table:style-name="ce48">
            <text:p>169.684</text:p>
          </table:table-cell>
          <table:table-cell office:value-type="percentage" office:value="0.85236645669449551" table:style-name="ce49">
            <text:p>85,2%</text:p>
          </table:table-cell>
          <table:table-cell office:value-type="float" office:value="144080" table:style-name="ce48">
            <text:p>144.080</text:p>
          </table:table-cell>
          <table:table-cell office:value-type="percentage" office:value="0.82833637079665856" table:style-name="ce49">
            <text:p>82,8%</text:p>
          </table:table-cell>
          <table:table-cell office:value-type="float" office:value="124331" table:style-name="ce48">
            <text:p>124.331</text:p>
          </table:table-cell>
          <table:table-cell office:value-type="percentage" office:value="0.85973197986391547" table:style-name="ce49">
            <text:p>86,0%</text:p>
          </table:table-cell>
          <table:table-cell office:value-type="float" office:value="1201041" table:style-name="ce48">
            <text:p>1.201.04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1152719992349807" table:style-name="ce49">
            <text:p>91,2%</text:p>
          </table:table-cell>
          <table:table-cell office:value-type="percentage" office:value="0.79377440392947873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89" table:style-name="ce48">
            <text:p>42.289</text:p>
          </table:table-cell>
          <table:table-cell office:value-type="percentage" office:value="1" table:style-name="ce49">
            <text:p>100,0%</text:p>
          </table:table-cell>
          <table:table-cell office:value-type="float" office:value="55880" table:style-name="ce48">
            <text:p>55.880</text:p>
          </table:table-cell>
          <table:table-cell office:value-type="percentage" office:value="0.9865819209039548" table:style-name="ce49">
            <text:p>98,7%</text:p>
          </table:table-cell>
          <table:table-cell office:value-type="float" office:value="72253" table:style-name="ce48">
            <text:p>72.253</text:p>
          </table:table-cell>
          <table:table-cell office:value-type="percentage" office:value="0.95484339896920845" table:style-name="ce49">
            <text:p>95,5%</text:p>
          </table:table-cell>
          <table:table-cell office:value-type="float" office:value="92134" table:style-name="ce48">
            <text:p>92.134</text:p>
          </table:table-cell>
          <table:table-cell office:value-type="percentage" office:value="0.94304898769677992" table:style-name="ce49">
            <text:p>94,3%</text:p>
          </table:table-cell>
          <table:table-cell office:value-type="float" office:value="95859" table:style-name="ce48">
            <text:p>95.859</text:p>
          </table:table-cell>
          <table:table-cell office:value-type="percentage" office:value="0.90669958287222274" table:style-name="ce49">
            <text:p>90,7%</text:p>
          </table:table-cell>
          <table:table-cell office:value-type="float" office:value="65089" table:style-name="ce48">
            <text:p>65.089</text:p>
          </table:table-cell>
          <table:table-cell office:value-type="percentage" office:value="0.8482972539717708" table:style-name="ce49">
            <text:p>84,8%</text:p>
          </table:table-cell>
          <table:table-cell office:value-type="float" office:value="58574" table:style-name="ce48">
            <text:p>58.574</text:p>
          </table:table-cell>
          <table:table-cell office:value-type="percentage" office:value="0.8513415307694544" table:style-name="ce49">
            <text:p>85,1%</text:p>
          </table:table-cell>
          <table:table-cell office:value-type="float" office:value="51531" table:style-name="ce48">
            <text:p>51.531</text:p>
          </table:table-cell>
          <table:table-cell office:value-type="percentage" office:value="0.89586411919125186" table:style-name="ce49">
            <text:p>89,6%</text:p>
          </table:table-cell>
          <table:table-cell office:value-type="float" office:value="533609" table:style-name="ce48">
            <text:p>533.609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197395953627705" table:style-name="ce49">
            <text:p>92,0%</text:p>
          </table:table-cell>
          <table:table-cell office:value-type="percentage" office:value="0.81138258111408124" table:style-name="ce49">
            <text:p>81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604" table:style-name="ce48">
            <text:p>162.604</text:p>
          </table:table-cell>
          <table:table-cell office:value-type="percentage" office:value="1.0192946604315285" table:style-name="ce49">
            <text:p>101,9%</text:p>
          </table:table-cell>
          <table:table-cell office:value-type="float" office:value="213020" table:style-name="ce48">
            <text:p>213.020</text:p>
          </table:table-cell>
          <table:table-cell office:value-type="percentage" office:value="0.98453546305796658" table:style-name="ce49">
            <text:p>98,5%</text:p>
          </table:table-cell>
          <table:table-cell office:value-type="float" office:value="275126" table:style-name="ce48">
            <text:p>275.126</text:p>
          </table:table-cell>
          <table:table-cell office:value-type="percentage" office:value="0.96819783011862914" table:style-name="ce49">
            <text:p>96,8%</text:p>
          </table:table-cell>
          <table:table-cell office:value-type="float" office:value="323847" table:style-name="ce48">
            <text:p>323.847</text:p>
          </table:table-cell>
          <table:table-cell office:value-type="percentage" office:value="0.95964049818204444" table:style-name="ce49">
            <text:p>96,0%</text:p>
          </table:table-cell>
          <table:table-cell office:value-type="float" office:value="322074" table:style-name="ce48">
            <text:p>322.074</text:p>
          </table:table-cell>
          <table:table-cell office:value-type="percentage" office:value="0.92532982440011036" table:style-name="ce49">
            <text:p>92,5%</text:p>
          </table:table-cell>
          <table:table-cell office:value-type="float" office:value="206904" table:style-name="ce48">
            <text:p>206.904</text:p>
          </table:table-cell>
          <table:table-cell office:value-type="percentage" office:value="0.87067982409998523" table:style-name="ce49">
            <text:p>87,1%</text:p>
          </table:table-cell>
          <table:table-cell office:value-type="float" office:value="170590" table:style-name="ce48">
            <text:p>170.590</text:p>
          </table:table-cell>
          <table:table-cell office:value-type="percentage" office:value="0.85631102075646914" table:style-name="ce49">
            <text:p>85,6%</text:p>
          </table:table-cell>
          <table:table-cell office:value-type="float" office:value="154361" table:style-name="ce48">
            <text:p>154.361</text:p>
          </table:table-cell>
          <table:table-cell office:value-type="percentage" office:value="0.89320495090182095" table:style-name="ce49">
            <text:p>89,3%</text:p>
          </table:table-cell>
          <table:table-cell office:value-type="float" office:value="1828526" table:style-name="ce48">
            <text:p>1.828.52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518639275837956" table:style-name="ce49">
            <text:p>93,5%</text:p>
          </table:table-cell>
          <table:table-cell office:value-type="percentage" office:value="0.83650638544714595" table:style-name="ce49">
            <text:p>83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85" table:style-name="ce48">
            <text:p>2.485</text:p>
          </table:table-cell>
          <table:table-cell office:value-type="percentage" office:value="0.87592527317588997" table:style-name="ce49">
            <text:p>87,6%</text:p>
          </table:table-cell>
          <table:table-cell office:value-type="float" office:value="4060" table:style-name="ce48">
            <text:p>4.060</text:p>
          </table:table-cell>
          <table:table-cell office:value-type="percentage" office:value="0.92188919164395999" table:style-name="ce49">
            <text:p>92,2%</text:p>
          </table:table-cell>
          <table:table-cell office:value-type="float" office:value="7917" table:style-name="ce48">
            <text:p>7.917</text:p>
          </table:table-cell>
          <table:table-cell office:value-type="percentage" office:value="0.95053427782446875" table:style-name="ce49">
            <text:p>95,1%</text:p>
          </table:table-cell>
          <table:table-cell office:value-type="float" office:value="10833" table:style-name="ce48">
            <text:p>10.833</text:p>
          </table:table-cell>
          <table:table-cell office:value-type="percentage" office:value="0.93735398459807906" table:style-name="ce49">
            <text:p>93,7%</text:p>
          </table:table-cell>
          <table:table-cell office:value-type="float" office:value="11334" table:style-name="ce48">
            <text:p>11.334</text:p>
          </table:table-cell>
          <table:table-cell office:value-type="percentage" office:value="0.91721291575625152" table:style-name="ce49">
            <text:p>91,7%</text:p>
          </table:table-cell>
          <table:table-cell office:value-type="float" office:value="9314" table:style-name="ce48">
            <text:p>9.314</text:p>
          </table:table-cell>
          <table:table-cell office:value-type="percentage" office:value="0.81708921835248705" table:style-name="ce49">
            <text:p>81,7%</text:p>
          </table:table-cell>
          <table:table-cell office:value-type="float" office:value="9049" table:style-name="ce48">
            <text:p>9.049</text:p>
          </table:table-cell>
          <table:table-cell office:value-type="percentage" office:value="0.832857800276116" table:style-name="ce49">
            <text:p>83,3%</text:p>
          </table:table-cell>
          <table:table-cell office:value-type="float" office:value="8564" table:style-name="ce48">
            <text:p>8.564</text:p>
          </table:table-cell>
          <table:table-cell office:value-type="percentage" office:value="0.92274539381532161" table:style-name="ce49">
            <text:p>92,3%</text:p>
          </table:table-cell>
          <table:table-cell office:value-type="float" office:value="63556" table:style-name="ce48">
            <text:p>63.55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78945219558204" table:style-name="ce49">
            <text:p>89,5%</text:p>
          </table:table-cell>
          <table:table-cell office:value-type="percentage" office:value="0.7609947675323587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0" table:style-name="ce48">
            <text:p>2.050</text:p>
          </table:table-cell>
          <table:table-cell office:value-type="percentage" office:value="0.8164078056551175" table:style-name="ce49">
            <text:p>81,6%</text:p>
          </table:table-cell>
          <table:table-cell office:value-type="float" office:value="3366" table:style-name="ce48">
            <text:p>3.366</text:p>
          </table:table-cell>
          <table:table-cell office:value-type="percentage" office:value="0.88509071785432558" table:style-name="ce49">
            <text:p>88,5%</text:p>
          </table:table-cell>
          <table:table-cell office:value-type="float" office:value="7378" table:style-name="ce48">
            <text:p>7.378</text:p>
          </table:table-cell>
          <table:table-cell office:value-type="percentage" office:value="0.92167395377888817" table:style-name="ce49">
            <text:p>92,2%</text:p>
          </table:table-cell>
          <table:table-cell office:value-type="float" office:value="9992" table:style-name="ce48">
            <text:p>9.992</text:p>
          </table:table-cell>
          <table:table-cell office:value-type="percentage" office:value="0.92509952782149796" table:style-name="ce49">
            <text:p>92,5%</text:p>
          </table:table-cell>
          <table:table-cell office:value-type="float" office:value="10482" table:style-name="ce48">
            <text:p>10.482</text:p>
          </table:table-cell>
          <table:table-cell office:value-type="percentage" office:value="0.9596264762427904" table:style-name="ce49">
            <text:p>96,0%</text:p>
          </table:table-cell>
          <table:table-cell office:value-type="float" office:value="8955" table:style-name="ce48">
            <text:p>8.955</text:p>
          </table:table-cell>
          <table:table-cell office:value-type="percentage" office:value="0.81765887509130752" table:style-name="ce49">
            <text:p>81,8%</text:p>
          </table:table-cell>
          <table:table-cell office:value-type="float" office:value="8947" table:style-name="ce48">
            <text:p>8.947</text:p>
          </table:table-cell>
          <table:table-cell office:value-type="percentage" office:value="0.76528953896159435" table:style-name="ce49">
            <text:p>76,5%</text:p>
          </table:table-cell>
          <table:table-cell office:value-type="float" office:value="8189" table:style-name="ce48">
            <text:p>8.189</text:p>
          </table:table-cell>
          <table:table-cell office:value-type="percentage" office:value="0.85480167014613784" table:style-name="ce49">
            <text:p>85,5%</text:p>
          </table:table-cell>
          <table:table-cell office:value-type="float" office:value="59359" table:style-name="ce48">
            <text:p>59.359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6952509301848646" table:style-name="ce49">
            <text:p>87,0%</text:p>
          </table:table-cell>
          <table:table-cell office:value-type="percentage" office:value="0.706469734117255" table:style-name="ce49">
            <text:p>70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68" table:style-name="ce48">
            <text:p>3.568</text:p>
          </table:table-cell>
          <table:table-cell office:value-type="string" table:style-name="ce49">
            <text:p>-</text:p>
          </table:table-cell>
          <table:table-cell office:value-type="float" office:value="9299" table:style-name="ce48">
            <text:p>9.299</text:p>
          </table:table-cell>
          <table:table-cell office:value-type="string" table:style-name="ce49">
            <text:p>-</text:p>
          </table:table-cell>
          <table:table-cell office:value-type="float" office:value="21652" table:style-name="ce48">
            <text:p>21.652</text:p>
          </table:table-cell>
          <table:table-cell office:value-type="string" table:style-name="ce49">
            <text:p>-</text:p>
          </table:table-cell>
          <table:table-cell office:value-type="float" office:value="31379" table:style-name="ce48">
            <text:p>31.379</text:p>
          </table:table-cell>
          <table:table-cell office:value-type="string" table:style-name="ce49">
            <text:p>-</text:p>
          </table:table-cell>
          <table:table-cell office:value-type="float" office:value="23755" table:style-name="ce48">
            <text:p>23.755</text:p>
          </table:table-cell>
          <table:table-cell office:value-type="string" table:style-name="ce49">
            <text:p>-</text:p>
          </table:table-cell>
          <table:table-cell office:value-type="float" office:value="1251" table:style-name="ce48">
            <text:p>1.251</text:p>
          </table:table-cell>
          <table:table-cell office:value-type="string" table:style-name="ce49">
            <text:p>-</text:p>
          </table:table-cell>
          <table:table-cell office:value-type="float" office:value="90945" table:style-name="ce48">
            <text:p>90.945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7" table:style-name="ce51">
            <text:p>287</text:p>
          </table:table-cell>
          <table:table-cell office:value-type="string" table:style-name="ce52">
            <text:p>-</text:p>
          </table:table-cell>
          <table:table-cell office:value-type="float" office:value="868" table:style-name="ce51">
            <text:p>868</text:p>
          </table:table-cell>
          <table:table-cell office:value-type="string" table:style-name="ce52">
            <text:p>-</text:p>
          </table:table-cell>
          <table:table-cell office:value-type="float" office:value="1812" table:style-name="ce51">
            <text:p>1.812</text:p>
          </table:table-cell>
          <table:table-cell office:value-type="string" table:style-name="ce52">
            <text:p>-</text:p>
          </table:table-cell>
          <table:table-cell office:value-type="float" office:value="2221" table:style-name="ce51">
            <text:p>2.221</text:p>
          </table:table-cell>
          <table:table-cell office:value-type="string" table:style-name="ce52">
            <text:p>-</text:p>
          </table:table-cell>
          <table:table-cell office:value-type="float" office:value="1986" table:style-name="ce51">
            <text:p>1.986</text:p>
          </table:table-cell>
          <table:table-cell office:value-type="string" table:style-name="ce52">
            <text:p>-</text:p>
          </table:table-cell>
          <table:table-cell office:value-type="float" office:value="242" table:style-name="ce51">
            <text:p>242</text:p>
          </table:table-cell>
          <table:table-cell office:value-type="string" table:style-name="ce52">
            <text:p>-</text:p>
          </table:table-cell>
          <table:table-cell office:value-type="float" office:value="7494" table:style-name="ce51">
            <text:p>7.494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7921" table:style-name="ce55">
            <text:p>2.917.921</text:p>
          </table:table-cell>
          <table:table-cell office:value-type="percentage" office:value="1" table:style-name="ce56">
            <text:p>100,0%</text:p>
          </table:table-cell>
          <table:table-cell office:value-type="float" office:value="3939467" table:style-name="ce55">
            <text:p>3.939.467</text:p>
          </table:table-cell>
          <table:table-cell office:value-type="percentage" office:value="0.9856481225491508" table:style-name="ce56">
            <text:p>98,6%</text:p>
          </table:table-cell>
          <table:table-cell office:value-type="float" office:value="5270376" table:style-name="ce55">
            <text:p>5.270.376</text:p>
          </table:table-cell>
          <table:table-cell office:value-type="percentage" office:value="0.9569174567783777" table:style-name="ce56">
            <text:p>95,7%</text:p>
          </table:table-cell>
          <table:table-cell office:value-type="float" office:value="6702752" table:style-name="ce55">
            <text:p>6.702.752</text:p>
          </table:table-cell>
          <table:table-cell office:value-type="percentage" office:value="0.94011512944277986" table:style-name="ce56">
            <text:p>94,0%</text:p>
          </table:table-cell>
          <table:table-cell office:value-type="float" office:value="7025351" table:style-name="ce55">
            <text:p>7.025.351</text:p>
          </table:table-cell>
          <table:table-cell office:value-type="percentage" office:value="0.89874933604612006" table:style-name="ce56">
            <text:p>89,9%</text:p>
          </table:table-cell>
          <table:table-cell office:value-type="float" office:value="4981801" table:style-name="ce55">
            <text:p>4.981.801</text:p>
          </table:table-cell>
          <table:table-cell office:value-type="percentage" office:value="0.83840192392486057" table:style-name="ce56">
            <text:p>83,8%</text:p>
          </table:table-cell>
          <table:table-cell office:value-type="float" office:value="4080903" table:style-name="ce55">
            <text:p>4.080.903</text:p>
          </table:table-cell>
          <table:table-cell office:value-type="percentage" office:value="0.82867620854870594" table:style-name="ce56">
            <text:p>82,9%</text:p>
          </table:table-cell>
          <table:table-cell office:value-type="float" office:value="3454251" table:style-name="ce55">
            <text:p>3.454.251</text:p>
          </table:table-cell>
          <table:table-cell office:value-type="percentage" office:value="0.86703914344564537" table:style-name="ce56">
            <text:p>86,7%</text:p>
          </table:table-cell>
          <table:table-cell office:value-type="float" office:value="38372822" table:style-name="ce55">
            <text:p>38.372.822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0963119550007232" table:style-name="ce56">
            <text:p>91,0%</text:p>
          </table:table-cell>
          <table:table-cell office:value-type="percentage" office:value="0.80957546153642157" table:style-name="ce56">
            <text:p>81,0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4950" table:style-name="ce62">
            <text:p>994.950</text:p>
          </table:table-cell>
          <table:table-cell office:value-type="percentage" office:value="0.91866921998755346" table:style-name="ce63">
            <text:p>91,9%</text:p>
          </table:table-cell>
          <table:table-cell office:value-type="float" office:value="855219" table:style-name="ce62">
            <text:p>855.219</text:p>
          </table:table-cell>
          <table:table-cell office:value-type="percentage" office:value="0.91930266980976916" table:style-name="ce63">
            <text:p>91,9%</text:p>
          </table:table-cell>
          <table:table-cell office:value-type="float" office:value="829271" table:style-name="ce62">
            <text:p>829.271</text:p>
          </table:table-cell>
          <table:table-cell office:value-type="percentage" office:value="0.68030635776030035" table:style-name="ce63">
            <text:p>68,0%</text:p>
          </table:table-cell>
          <table:table-cell office:value-type="float" office:value="616061" table:style-name="ce62">
            <text:p>616.061</text:p>
          </table:table-cell>
          <table:table-cell office:value-type="percentage" office:value="0.48854956383822362" table:style-name="ce63">
            <text:p>48,9%</text:p>
          </table:table-cell>
          <table:table-cell office:value-type="float" office:value="294297" table:style-name="ce62">
            <text:p>294.297</text:p>
          </table:table-cell>
          <table:table-cell office:value-type="percentage" office:value="0.31196944512758756" table:style-name="ce63">
            <text:p>31,2%</text:p>
          </table:table-cell>
          <table:table-cell office:value-type="float" office:value="156133" table:style-name="ce62">
            <text:p>156.133</text:p>
          </table:table-cell>
          <table:table-cell office:value-type="percentage" office:value="0.19939211667273274" table:style-name="ce63">
            <text:p>19,9%</text:p>
          </table:table-cell>
          <table:table-cell office:value-type="float" office:value="200160" table:style-name="ce62">
            <text:p>200.160</text:p>
          </table:table-cell>
          <table:table-cell office:value-type="percentage" office:value="0.62832352885780474" table:style-name="ce46">
            <text:p>62,8%</text:p>
          </table:table-cell>
          <table:table-cell office:value-type="float" office:value="740836" table:style-name="ce62">
            <text:p>740.836</text:p>
          </table:table-cell>
          <table:table-cell office:value-type="percentage" office:value="0.85481931742394346" table:style-name="ce46">
            <text:p>85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175" table:style-name="ce7">
            <text:p>201.175</text:p>
          </table:table-cell>
          <table:table-cell office:value-type="percentage" office:value="0.91586389627417419" table:style-name="ce49">
            <text:p>91,6%</text:p>
          </table:table-cell>
          <table:table-cell office:value-type="float" office:value="141343" table:style-name="ce7">
            <text:p>141.343</text:p>
          </table:table-cell>
          <table:table-cell office:value-type="percentage" office:value="0.91571861718669012" table:style-name="ce49">
            <text:p>91,6%</text:p>
          </table:table-cell>
          <table:table-cell office:value-type="float" office:value="130546" table:style-name="ce7">
            <text:p>130.546</text:p>
          </table:table-cell>
          <table:table-cell office:value-type="percentage" office:value="0.69940103078423177" table:style-name="ce49">
            <text:p>69,9%</text:p>
          </table:table-cell>
          <table:table-cell office:value-type="float" office:value="96767" table:style-name="ce7">
            <text:p>96.767</text:p>
          </table:table-cell>
          <table:table-cell office:value-type="percentage" office:value="0.51056027773820645" table:style-name="ce49">
            <text:p>51,1%</text:p>
          </table:table-cell>
          <table:table-cell office:value-type="float" office:value="43597" table:style-name="ce7">
            <text:p>43.597</text:p>
          </table:table-cell>
          <table:table-cell office:value-type="percentage" office:value="0.3401444933370783" table:style-name="ce49">
            <text:p>34,0%</text:p>
          </table:table-cell>
          <table:table-cell office:value-type="float" office:value="30314" table:style-name="ce7">
            <text:p>30.314</text:p>
          </table:table-cell>
          <table:table-cell office:value-type="percentage" office:value="0.28470532988964548" table:style-name="ce49">
            <text:p>28,5%</text:p>
          </table:table-cell>
          <table:table-cell office:value-type="float" office:value="36487" table:style-name="ce7">
            <text:p>36.487</text:p>
          </table:table-cell>
          <table:table-cell office:value-type="percentage" office:value="0.62065387494046409" table:style-name="ce49">
            <text:p>62,1%</text:p>
          </table:table-cell>
          <table:table-cell office:value-type="float" office:value="117302" table:style-name="ce7">
            <text:p>117.302</text:p>
          </table:table-cell>
          <table:table-cell office:value-type="percentage" office:value="0.86614487188953704" table:style-name="ce49">
            <text:p>8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514" table:style-name="ce7">
            <text:p>191.514</text:p>
          </table:table-cell>
          <table:table-cell office:value-type="percentage" office:value="0.94519736647287012" table:style-name="ce49">
            <text:p>94,5%</text:p>
          </table:table-cell>
          <table:table-cell office:value-type="float" office:value="141607" table:style-name="ce7">
            <text:p>141.607</text:p>
          </table:table-cell>
          <table:table-cell office:value-type="percentage" office:value="0.95644861706798145" table:style-name="ce49">
            <text:p>95,6%</text:p>
          </table:table-cell>
          <table:table-cell office:value-type="float" office:value="142780" table:style-name="ce7">
            <text:p>142.780</text:p>
          </table:table-cell>
          <table:table-cell office:value-type="percentage" office:value="0.93239210359622027" table:style-name="ce49">
            <text:p>93,2%</text:p>
          </table:table-cell>
          <table:table-cell office:value-type="float" office:value="122253" table:style-name="ce7">
            <text:p>122.253</text:p>
          </table:table-cell>
          <table:table-cell office:value-type="percentage" office:value="0.80974585532895738" table:style-name="ce49">
            <text:p>81,0%</text:p>
          </table:table-cell>
          <table:table-cell office:value-type="float" office:value="55765" table:style-name="ce7">
            <text:p>55.765</text:p>
          </table:table-cell>
          <table:table-cell office:value-type="percentage" office:value="0.61316605458183981" table:style-name="ce49">
            <text:p>61,3%</text:p>
          </table:table-cell>
          <table:table-cell office:value-type="float" office:value="36902" table:style-name="ce7">
            <text:p>36.902</text:p>
          </table:table-cell>
          <table:table-cell office:value-type="percentage" office:value="0.55466706748835115" table:style-name="ce49">
            <text:p>55,5%</text:p>
          </table:table-cell>
          <table:table-cell office:value-type="float" office:value="41520" table:style-name="ce7">
            <text:p>41.520</text:p>
          </table:table-cell>
          <table:table-cell office:value-type="percentage" office:value="0.91645513740205276" table:style-name="ce49">
            <text:p>91,6%</text:p>
          </table:table-cell>
          <table:table-cell office:value-type="float" office:value="113409" table:style-name="ce7">
            <text:p>113.409</text:p>
          </table:table-cell>
          <table:table-cell office:value-type="percentage" office:value="0.96450167115994656" table:style-name="ce49">
            <text:p>96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8983" table:style-name="ce7">
            <text:p>118.983</text:p>
          </table:table-cell>
          <table:table-cell office:value-type="percentage" office:value="0.90896103896103897" table:style-name="ce49">
            <text:p>90,9%</text:p>
          </table:table-cell>
          <table:table-cell office:value-type="float" office:value="94532" table:style-name="ce7">
            <text:p>94.532</text:p>
          </table:table-cell>
          <table:table-cell office:value-type="percentage" office:value="0.84687122060470321" table:style-name="ce49">
            <text:p>84,7%</text:p>
          </table:table-cell>
          <table:table-cell office:value-type="float" office:value="96858" table:style-name="ce7">
            <text:p>96.858</text:p>
          </table:table-cell>
          <table:table-cell office:value-type="percentage" office:value="0.63606871732906034" table:style-name="ce49">
            <text:p>63,6%</text:p>
          </table:table-cell>
          <table:table-cell office:value-type="float" office:value="71845" table:style-name="ce7">
            <text:p>71.845</text:p>
          </table:table-cell>
          <table:table-cell office:value-type="percentage" office:value="0.41839919866755187" table:style-name="ce49">
            <text:p>41,8%</text:p>
          </table:table-cell>
          <table:table-cell office:value-type="float" office:value="30681" table:style-name="ce7">
            <text:p>30.681</text:p>
          </table:table-cell>
          <table:table-cell office:value-type="percentage" office:value="0.23181014551883586" table:style-name="ce49">
            <text:p>23,2%</text:p>
          </table:table-cell>
          <table:table-cell office:value-type="float" office:value="19450" table:style-name="ce7">
            <text:p>19.450</text:p>
          </table:table-cell>
          <table:table-cell office:value-type="percentage" office:value="0.19095773403367533" table:style-name="ce49">
            <text:p>19,1%</text:p>
          </table:table-cell>
          <table:table-cell office:value-type="float" office:value="33552" table:style-name="ce7">
            <text:p>33.552</text:p>
          </table:table-cell>
          <table:table-cell office:value-type="percentage" office:value="0.65794685753505244" table:style-name="ce49">
            <text:p>65,8%</text:p>
          </table:table-cell>
          <table:table-cell office:value-type="float" office:value="98449" table:style-name="ce7">
            <text:p>98.449</text:p>
          </table:table-cell>
          <table:table-cell office:value-type="percentage" office:value="0.82066137058926503" table:style-name="ce49">
            <text:p>82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0673" table:style-name="ce7">
            <text:p>220.673</text:p>
          </table:table-cell>
          <table:table-cell office:value-type="percentage" office:value="0.90475721905839612" table:style-name="ce49">
            <text:p>90,5%</text:p>
          </table:table-cell>
          <table:table-cell office:value-type="float" office:value="192671" table:style-name="ce7">
            <text:p>192.671</text:p>
          </table:table-cell>
          <table:table-cell office:value-type="percentage" office:value="0.86271498358938081" table:style-name="ce49">
            <text:p>86,3%</text:p>
          </table:table-cell>
          <table:table-cell office:value-type="float" office:value="230357" table:style-name="ce7">
            <text:p>230.357</text:p>
          </table:table-cell>
          <table:table-cell office:value-type="percentage" office:value="0.71538107985565491" table:style-name="ce49">
            <text:p>71,5%</text:p>
          </table:table-cell>
          <table:table-cell office:value-type="float" office:value="169485" table:style-name="ce7">
            <text:p>169.485</text:p>
          </table:table-cell>
          <table:table-cell office:value-type="percentage" office:value="0.53036158527999" table:style-name="ce49">
            <text:p>53,0%</text:p>
          </table:table-cell>
          <table:table-cell office:value-type="float" office:value="61530" table:style-name="ce7">
            <text:p>61.530</text:p>
          </table:table-cell>
          <table:table-cell office:value-type="percentage" office:value="0.26655172264411686" table:style-name="ce49">
            <text:p>26,7%</text:p>
          </table:table-cell>
          <table:table-cell office:value-type="float" office:value="29584" table:style-name="ce7">
            <text:p>29.584</text:p>
          </table:table-cell>
          <table:table-cell office:value-type="percentage" office:value="0.1573717471327957" table:style-name="ce49">
            <text:p>15,7%</text:p>
          </table:table-cell>
          <table:table-cell office:value-type="float" office:value="95150" table:style-name="ce7">
            <text:p>95.150</text:p>
          </table:table-cell>
          <table:table-cell office:value-type="percentage" office:value="0.70857815211158526" table:style-name="ce49">
            <text:p>70,9%</text:p>
          </table:table-cell>
          <table:table-cell office:value-type="float" office:value="183897" table:style-name="ce7">
            <text:p>183.897</text:p>
          </table:table-cell>
          <table:table-cell office:value-type="percentage" office:value="0.82542012280512767" table:style-name="ce49">
            <text:p>82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390" table:style-name="ce7">
            <text:p>92.390</text:p>
          </table:table-cell>
          <table:table-cell office:value-type="percentage" office:value="0.94017441919628775" table:style-name="ce49">
            <text:p>94,0%</text:p>
          </table:table-cell>
          <table:table-cell office:value-type="float" office:value="75339" table:style-name="ce7">
            <text:p>75.339</text:p>
          </table:table-cell>
          <table:table-cell office:value-type="percentage" office:value="0.97886079567601281" table:style-name="ce49">
            <text:p>97,9%</text:p>
          </table:table-cell>
          <table:table-cell office:value-type="float" office:value="69648" table:style-name="ce7">
            <text:p>69.648</text:p>
          </table:table-cell>
          <table:table-cell office:value-type="percentage" office:value="0.82144668404354437" table:style-name="ce49">
            <text:p>82,1%</text:p>
          </table:table-cell>
          <table:table-cell office:value-type="float" office:value="57187" table:style-name="ce7">
            <text:p>57.187</text:p>
          </table:table-cell>
          <table:table-cell office:value-type="percentage" office:value="0.64371503506342931" table:style-name="ce49">
            <text:p>64,4%</text:p>
          </table:table-cell>
          <table:table-cell office:value-type="float" office:value="25972" table:style-name="ce7">
            <text:p>25.972</text:p>
          </table:table-cell>
          <table:table-cell office:value-type="percentage" office:value="0.46342159731639426" table:style-name="ce49">
            <text:p>46,3%</text:p>
          </table:table-cell>
          <table:table-cell office:value-type="float" office:value="12393" table:style-name="ce7">
            <text:p>12.393</text:p>
          </table:table-cell>
          <table:table-cell office:value-type="percentage" office:value="0.29138060754255618" table:style-name="ce49">
            <text:p>29,1%</text:p>
          </table:table-cell>
          <table:table-cell office:value-type="float" office:value="19715" table:style-name="ce7">
            <text:p>19.715</text:p>
          </table:table-cell>
          <table:table-cell office:value-type="percentage" office:value="0.88858340469644381" table:style-name="ce49">
            <text:p>88,9%</text:p>
          </table:table-cell>
          <table:table-cell office:value-type="float" office:value="55691" table:style-name="ce7">
            <text:p>55.691</text:p>
          </table:table-cell>
          <table:table-cell office:value-type="percentage" office:value="0.94001181534306688" table:style-name="ce49">
            <text:p>94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427" table:style-name="ce7">
            <text:p>446.427</text:p>
          </table:table-cell>
          <table:table-cell office:value-type="percentage" office:value="0.93289185252674278" table:style-name="ce49">
            <text:p>93,3%</text:p>
          </table:table-cell>
          <table:table-cell office:value-type="float" office:value="294480" table:style-name="ce7">
            <text:p>294.480</text:p>
          </table:table-cell>
          <table:table-cell office:value-type="percentage" office:value="0.9131389305781229" table:style-name="ce49">
            <text:p>91,3%</text:p>
          </table:table-cell>
          <table:table-cell office:value-type="float" office:value="294770" table:style-name="ce7">
            <text:p>294.770</text:p>
          </table:table-cell>
          <table:table-cell office:value-type="percentage" office:value="0.8341280239510791" table:style-name="ce49">
            <text:p>83,4%</text:p>
          </table:table-cell>
          <table:table-cell office:value-type="float" office:value="217204" table:style-name="ce7">
            <text:p>217.204</text:p>
          </table:table-cell>
          <table:table-cell office:value-type="percentage" office:value="0.67536877192109646" table:style-name="ce49">
            <text:p>67,5%</text:p>
          </table:table-cell>
          <table:table-cell office:value-type="float" office:value="107351" table:style-name="ce7">
            <text:p>107.351</text:p>
          </table:table-cell>
          <table:table-cell office:value-type="percentage" office:value="0.50202726401197184" table:style-name="ce49">
            <text:p>50,2%</text:p>
          </table:table-cell>
          <table:table-cell office:value-type="float" office:value="60241" table:style-name="ce7">
            <text:p>60.241</text:p>
          </table:table-cell>
          <table:table-cell office:value-type="percentage" office:value="0.34498536814435998" table:style-name="ce49">
            <text:p>34,5%</text:p>
          </table:table-cell>
          <table:table-cell office:value-type="float" office:value="82192" table:style-name="ce7">
            <text:p>82.192</text:p>
          </table:table-cell>
          <table:table-cell office:value-type="percentage" office:value="0.8593444508338125" table:style-name="ce49">
            <text:p>85,9%</text:p>
          </table:table-cell>
          <table:table-cell office:value-type="float" office:value="225757" table:style-name="ce7">
            <text:p>225.757</text:p>
          </table:table-cell>
          <table:table-cell office:value-type="percentage" office:value="0.9274686539694017" table:style-name="ce49">
            <text:p>92,7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71275" table:style-name="ce7">
            <text:p>271.275</text:p>
          </table:table-cell>
          <table:table-cell office:value-type="percentage" office:value="0.91698694871768871" table:style-name="ce49">
            <text:p>91,7%</text:p>
          </table:table-cell>
          <table:table-cell office:value-type="float" office:value="203964" table:style-name="ce7">
            <text:p>203.964</text:p>
          </table:table-cell>
          <table:table-cell office:value-type="percentage" office:value="0.92364542058190879" table:style-name="ce49">
            <text:p>92,4%</text:p>
          </table:table-cell>
          <table:table-cell office:value-type="float" office:value="216497" table:style-name="ce7">
            <text:p>216.497</text:p>
          </table:table-cell>
          <table:table-cell office:value-type="percentage" office:value="0.76159737148525852" table:style-name="ce49">
            <text:p>76,2%</text:p>
          </table:table-cell>
          <table:table-cell office:value-type="float" office:value="165199" table:style-name="ce7">
            <text:p>165.199</text:p>
          </table:table-cell>
          <table:table-cell office:value-type="percentage" office:value="0.58106872269628773" table:style-name="ce49">
            <text:p>58,1%</text:p>
          </table:table-cell>
          <table:table-cell office:value-type="float" office:value="72161" table:style-name="ce7">
            <text:p>72.161</text:p>
          </table:table-cell>
          <table:table-cell office:value-type="percentage" office:value="0.35363331634453288" table:style-name="ce49">
            <text:p>35,4%</text:p>
          </table:table-cell>
          <table:table-cell office:value-type="float" office:value="38091" table:style-name="ce7">
            <text:p>38.091</text:p>
          </table:table-cell>
          <table:table-cell office:value-type="percentage" office:value="0.22161649542117082" table:style-name="ce49">
            <text:p>22,2%</text:p>
          </table:table-cell>
          <table:table-cell office:value-type="float" office:value="64407" table:style-name="ce7">
            <text:p>64.407</text:p>
          </table:table-cell>
          <table:table-cell office:value-type="percentage" office:value="0.83246519924000573" table:style-name="ce49">
            <text:p>83,2%</text:p>
          </table:table-cell>
          <table:table-cell office:value-type="float" office:value="180654" table:style-name="ce7">
            <text:p>180.654</text:p>
          </table:table-cell>
          <table:table-cell office:value-type="percentage" office:value="0.86918909556297574" table:style-name="ce49">
            <text:p>86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0308" table:style-name="ce7">
            <text:p>970.308</text:p>
          </table:table-cell>
          <table:table-cell office:value-type="percentage" office:value="0.90424815130631697" table:style-name="ce49">
            <text:p>90,4%</text:p>
          </table:table-cell>
          <table:table-cell office:value-type="float" office:value="710731" table:style-name="ce7">
            <text:p>710.731</text:p>
          </table:table-cell>
          <table:table-cell office:value-type="percentage" office:value="0.89078211695345" table:style-name="ce49">
            <text:p>89,1%</text:p>
          </table:table-cell>
          <table:table-cell office:value-type="float" office:value="735684" table:style-name="ce7">
            <text:p>735.684</text:p>
          </table:table-cell>
          <table:table-cell office:value-type="percentage" office:value="0.71120365885843384" table:style-name="ce49">
            <text:p>71,1%</text:p>
          </table:table-cell>
          <table:table-cell office:value-type="float" office:value="605645" table:style-name="ce7">
            <text:p>605.645</text:p>
          </table:table-cell>
          <table:table-cell office:value-type="percentage" office:value="0.52772346417393368" table:style-name="ce49">
            <text:p>52,8%</text:p>
          </table:table-cell>
          <table:table-cell office:value-type="float" office:value="272234" table:style-name="ce7">
            <text:p>272.234</text:p>
          </table:table-cell>
          <table:table-cell office:value-type="percentage" office:value="0.33737881223285404" table:style-name="ce49">
            <text:p>33,7%</text:p>
          </table:table-cell>
          <table:table-cell office:value-type="float" office:value="136810" table:style-name="ce7">
            <text:p>136.810</text:p>
          </table:table-cell>
          <table:table-cell office:value-type="percentage" office:value="0.20394290612305743" table:style-name="ce49">
            <text:p>20,4%</text:p>
          </table:table-cell>
          <table:table-cell office:value-type="float" office:value="209889" table:style-name="ce7">
            <text:p>209.889</text:p>
          </table:table-cell>
          <table:table-cell office:value-type="percentage" office:value="0.60396757568694481" table:style-name="ce49">
            <text:p>60,4%</text:p>
          </table:table-cell>
          <table:table-cell office:value-type="float" office:value="699738" table:style-name="ce7">
            <text:p>699.738</text:p>
          </table:table-cell>
          <table:table-cell office:value-type="percentage" office:value="0.87028733966725158" table:style-name="ce49">
            <text:p>87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6062" table:style-name="ce7">
            <text:p>686.062</text:p>
          </table:table-cell>
          <table:table-cell office:value-type="percentage" office:value="0.94376312860843281" table:style-name="ce49">
            <text:p>94,4%</text:p>
          </table:table-cell>
          <table:table-cell office:value-type="float" office:value="549866" table:style-name="ce7">
            <text:p>549.866</text:p>
          </table:table-cell>
          <table:table-cell office:value-type="percentage" office:value="0.96418833258225212" table:style-name="ce49">
            <text:p>96,4%</text:p>
          </table:table-cell>
          <table:table-cell office:value-type="float" office:value="579503" table:style-name="ce7">
            <text:p>579.503</text:p>
          </table:table-cell>
          <table:table-cell office:value-type="percentage" office:value="0.80984469788547075" table:style-name="ce49">
            <text:p>81,0%</text:p>
          </table:table-cell>
          <table:table-cell office:value-type="float" office:value="476247" table:style-name="ce7">
            <text:p>476.247</text:p>
          </table:table-cell>
          <table:table-cell office:value-type="percentage" office:value="0.62940104431672061" table:style-name="ce49">
            <text:p>62,9%</text:p>
          </table:table-cell>
          <table:table-cell office:value-type="float" office:value="227428" table:style-name="ce7">
            <text:p>227.428</text:p>
          </table:table-cell>
          <table:table-cell office:value-type="percentage" office:value="0.43984412017831415" table:style-name="ce49">
            <text:p>44,0%</text:p>
          </table:table-cell>
          <table:table-cell office:value-type="float" office:value="136113" table:style-name="ce7">
            <text:p>136.113</text:p>
          </table:table-cell>
          <table:table-cell office:value-type="percentage" office:value="0.31471359405130195" table:style-name="ce49">
            <text:p>31,5%</text:p>
          </table:table-cell>
          <table:table-cell office:value-type="float" office:value="183766" table:style-name="ce7">
            <text:p>183.766</text:p>
          </table:table-cell>
          <table:table-cell office:value-type="percentage" office:value="0.87065244685336884" table:style-name="ce49">
            <text:p>87,1%</text:p>
          </table:table-cell>
          <table:table-cell office:value-type="float" office:value="427316" table:style-name="ce7">
            <text:p>427.316</text:p>
          </table:table-cell>
          <table:table-cell office:value-type="percentage" office:value="0.91426003979545989" table:style-name="ce49">
            <text:p>91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258" table:style-name="ce7">
            <text:p>154.258</text:p>
          </table:table-cell>
          <table:table-cell office:value-type="percentage" office:value="0.88982850418500548" table:style-name="ce49">
            <text:p>89,0%</text:p>
          </table:table-cell>
          <table:table-cell office:value-type="float" office:value="124947" table:style-name="ce7">
            <text:p>124.947</text:p>
          </table:table-cell>
          <table:table-cell office:value-type="percentage" office:value="0.94323114436048228" table:style-name="ce49">
            <text:p>94,3%</text:p>
          </table:table-cell>
          <table:table-cell office:value-type="float" office:value="128905" table:style-name="ce7">
            <text:p>128.905</text:p>
          </table:table-cell>
          <table:table-cell office:value-type="percentage" office:value="0.79897977525304176" table:style-name="ce49">
            <text:p>79,9%</text:p>
          </table:table-cell>
          <table:table-cell office:value-type="float" office:value="94825" table:style-name="ce7">
            <text:p>94.825</text:p>
          </table:table-cell>
          <table:table-cell office:value-type="percentage" office:value="0.65084594529668138" table:style-name="ce49">
            <text:p>65,1%</text:p>
          </table:table-cell>
          <table:table-cell office:value-type="float" office:value="53077" table:style-name="ce7">
            <text:p>53.077</text:p>
          </table:table-cell>
          <table:table-cell office:value-type="percentage" office:value="0.47145191948979409" table:style-name="ce49">
            <text:p>47,1%</text:p>
          </table:table-cell>
          <table:table-cell office:value-type="float" office:value="19689" table:style-name="ce7">
            <text:p>19.689</text:p>
          </table:table-cell>
          <table:table-cell office:value-type="percentage" office:value="0.21217509375404112" table:style-name="ce49">
            <text:p>21,2%</text:p>
          </table:table-cell>
          <table:table-cell office:value-type="float" office:value="34774" table:style-name="ce7">
            <text:p>34.774</text:p>
          </table:table-cell>
          <table:table-cell office:value-type="percentage" office:value="0.87205336543284184" table:style-name="ce49">
            <text:p>87,2%</text:p>
          </table:table-cell>
          <table:table-cell office:value-type="float" office:value="91712" table:style-name="ce7">
            <text:p>91.712</text:p>
          </table:table-cell>
          <table:table-cell office:value-type="percentage" office:value="0.90891251994489752" table:style-name="ce49">
            <text:p>90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274" table:style-name="ce7">
            <text:p>505.274</text:p>
          </table:table-cell>
          <table:table-cell office:value-type="percentage" office:value="0.9485507246376812" table:style-name="ce49">
            <text:p>94,9%</text:p>
          </table:table-cell>
          <table:table-cell office:value-type="float" office:value="334014" table:style-name="ce7">
            <text:p>334.014</text:p>
          </table:table-cell>
          <table:table-cell office:value-type="percentage" office:value="0.96156769267972497" table:style-name="ce49">
            <text:p>96,2%</text:p>
          </table:table-cell>
          <table:table-cell office:value-type="float" office:value="371372" table:style-name="ce7">
            <text:p>371.372</text:p>
          </table:table-cell>
          <table:table-cell office:value-type="percentage" office:value="0.94737513424710651" table:style-name="ce49">
            <text:p>94,7%</text:p>
          </table:table-cell>
          <table:table-cell office:value-type="float" office:value="370997" table:style-name="ce7">
            <text:p>370.997</text:p>
          </table:table-cell>
          <table:table-cell office:value-type="percentage" office:value="0.90497668019670596" table:style-name="ce49">
            <text:p>90,5%</text:p>
          </table:table-cell>
          <table:table-cell office:value-type="float" office:value="177659" table:style-name="ce7">
            <text:p>177.659</text:p>
          </table:table-cell>
          <table:table-cell office:value-type="percentage" office:value="0.66865012156659065" table:style-name="ce49">
            <text:p>66,9%</text:p>
          </table:table-cell>
          <table:table-cell office:value-type="float" office:value="117875" table:style-name="ce7">
            <text:p>117.875</text:p>
          </table:table-cell>
          <table:table-cell office:value-type="percentage" office:value="0.58767954451407689" table:style-name="ce49">
            <text:p>58,8%</text:p>
          </table:table-cell>
          <table:table-cell office:value-type="float" office:value="112699" table:style-name="ce7">
            <text:p>112.699</text:p>
          </table:table-cell>
          <table:table-cell office:value-type="percentage" office:value="0.90881159934519828" table:style-name="ce49">
            <text:p>90,9%</text:p>
          </table:table-cell>
          <table:table-cell office:value-type="float" office:value="298693" table:style-name="ce7">
            <text:p>298.693</text:p>
          </table:table-cell>
          <table:table-cell office:value-type="percentage" office:value="0.98191614561759932" table:style-name="ce49">
            <text:p>98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7854" table:style-name="ce7">
            <text:p>47.854</text:p>
          </table:table-cell>
          <table:table-cell office:value-type="percentage" office:value="0.92204238921001924" table:style-name="ce49">
            <text:p>92,2%</text:p>
          </table:table-cell>
          <table:table-cell office:value-type="float" office:value="35446" table:style-name="ce7">
            <text:p>35.446</text:p>
          </table:table-cell>
          <table:table-cell office:value-type="percentage" office:value="0.93198012252517548" table:style-name="ce49">
            <text:p>93,2%</text:p>
          </table:table-cell>
          <table:table-cell office:value-type="float" office:value="31438" table:style-name="ce7">
            <text:p>31.438</text:p>
          </table:table-cell>
          <table:table-cell office:value-type="percentage" office:value="0.69457823339666824" table:style-name="ce49">
            <text:p>69,5%</text:p>
          </table:table-cell>
          <table:table-cell office:value-type="float" office:value="24236" table:style-name="ce7">
            <text:p>24.236</text:p>
          </table:table-cell>
          <table:table-cell office:value-type="percentage" office:value="0.50974865916500156" table:style-name="ce49">
            <text:p>51,0%</text:p>
          </table:table-cell>
          <table:table-cell office:value-type="float" office:value="8536" table:style-name="ce7">
            <text:p>8.536</text:p>
          </table:table-cell>
          <table:table-cell office:value-type="percentage" office:value="0.27047751829905892" table:style-name="ce49">
            <text:p>27,0%</text:p>
          </table:table-cell>
          <table:table-cell office:value-type="float" office:value="3274" table:style-name="ce7">
            <text:p>3.274</text:p>
          </table:table-cell>
          <table:table-cell office:value-type="percentage" office:value="0.13305157069126672" table:style-name="ce49">
            <text:p>13,3%</text:p>
          </table:table-cell>
          <table:table-cell office:value-type="float" office:value="12409" table:style-name="ce7">
            <text:p>12.409</text:p>
          </table:table-cell>
          <table:table-cell office:value-type="percentage" office:value="0.87001332118067731" table:style-name="ce49">
            <text:p>87,0%</text:p>
          </table:table-cell>
          <table:table-cell office:value-type="float" office:value="24835" table:style-name="ce7">
            <text:p>24.835</text:p>
          </table:table-cell>
          <table:table-cell office:value-type="percentage" office:value="0.83958755916159566" table:style-name="ce49">
            <text:p>84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1928" table:style-name="ce7">
            <text:p>821.928</text:p>
          </table:table-cell>
          <table:table-cell office:value-type="percentage" office:value="0.9293853985512982" table:style-name="ce49">
            <text:p>92,9%</text:p>
          </table:table-cell>
          <table:table-cell office:value-type="float" office:value="605488" table:style-name="ce7">
            <text:p>605.488</text:p>
          </table:table-cell>
          <table:table-cell office:value-type="percentage" office:value="0.88573175619731948" table:style-name="ce49">
            <text:p>88,6%</text:p>
          </table:table-cell>
          <table:table-cell office:value-type="float" office:value="671198" table:style-name="ce7">
            <text:p>671.198</text:p>
          </table:table-cell>
          <table:table-cell office:value-type="percentage" office:value="0.71103818027922527" table:style-name="ce49">
            <text:p>71,1%</text:p>
          </table:table-cell>
          <table:table-cell office:value-type="float" office:value="541526" table:style-name="ce7">
            <text:p>541.526</text:p>
          </table:table-cell>
          <table:table-cell office:value-type="percentage" office:value="0.52341075381061464" table:style-name="ce49">
            <text:p>52,3%</text:p>
          </table:table-cell>
          <table:table-cell office:value-type="float" office:value="268730" table:style-name="ce7">
            <text:p>268.730</text:p>
          </table:table-cell>
          <table:table-cell office:value-type="percentage" office:value="0.35600639070750856" table:style-name="ce49">
            <text:p>35,6%</text:p>
          </table:table-cell>
          <table:table-cell office:value-type="float" office:value="155291" table:style-name="ce7">
            <text:p>155.291</text:p>
          </table:table-cell>
          <table:table-cell office:value-type="percentage" office:value="0.25554017874039203" table:style-name="ce49">
            <text:p>25,6%</text:p>
          </table:table-cell>
          <table:table-cell office:value-type="float" office:value="185125" table:style-name="ce7">
            <text:p>185.125</text:p>
          </table:table-cell>
          <table:table-cell office:value-type="percentage" office:value="0.77318726480697986" table:style-name="ce49">
            <text:p>77,3%</text:p>
          </table:table-cell>
          <table:table-cell office:value-type="float" office:value="550361" table:style-name="ce7">
            <text:p>550.361</text:p>
          </table:table-cell>
          <table:table-cell office:value-type="percentage" office:value="0.83145271306352508" table:style-name="ce49">
            <text:p>83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57935" table:style-name="ce7">
            <text:p>157.935</text:p>
          </table:table-cell>
          <table:table-cell office:value-type="percentage" office:value="0.89507957018498363" table:style-name="ce49">
            <text:p>89,5%</text:p>
          </table:table-cell>
          <table:table-cell office:value-type="float" office:value="125813" table:style-name="ce7">
            <text:p>125.813</text:p>
          </table:table-cell>
          <table:table-cell office:value-type="percentage" office:value="0.86007164244404644" table:style-name="ce49">
            <text:p>86,0%</text:p>
          </table:table-cell>
          <table:table-cell office:value-type="float" office:value="141031" table:style-name="ce7">
            <text:p>141.031</text:p>
          </table:table-cell>
          <table:table-cell office:value-type="percentage" office:value="0.67888552462464924" table:style-name="ce49">
            <text:p>67,9%</text:p>
          </table:table-cell>
          <table:table-cell office:value-type="float" office:value="114494" table:style-name="ce7">
            <text:p>114.494</text:p>
          </table:table-cell>
          <table:table-cell office:value-type="percentage" office:value="0.49249603186551788" table:style-name="ce49">
            <text:p>49,2%</text:p>
          </table:table-cell>
          <table:table-cell office:value-type="float" office:value="49027" table:style-name="ce7">
            <text:p>49.027</text:p>
          </table:table-cell>
          <table:table-cell office:value-type="percentage" office:value="0.28893118974093018" table:style-name="ce49">
            <text:p>28,9%</text:p>
          </table:table-cell>
          <table:table-cell office:value-type="float" office:value="34143" table:style-name="ce7">
            <text:p>34.143</text:p>
          </table:table-cell>
          <table:table-cell office:value-type="percentage" office:value="0.23697251526929483" table:style-name="ce49">
            <text:p>23,7%</text:p>
          </table:table-cell>
          <table:table-cell office:value-type="float" office:value="48966" table:style-name="ce7">
            <text:p>48.966</text:p>
          </table:table-cell>
          <table:table-cell office:value-type="percentage" office:value="0.73422200896672718" table:style-name="ce49">
            <text:p>73,4%</text:p>
          </table:table-cell>
          <table:table-cell office:value-type="float" office:value="107663" table:style-name="ce7">
            <text:p>107.663</text:p>
          </table:table-cell>
          <table:table-cell office:value-type="percentage" office:value="0.81683547665111333" table:style-name="ce49">
            <text:p>8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188" table:style-name="ce7">
            <text:p>92.188</text:p>
          </table:table-cell>
          <table:table-cell office:value-type="percentage" office:value="0.93907445323880245" table:style-name="ce49">
            <text:p>93,9%</text:p>
          </table:table-cell>
          <table:table-cell office:value-type="float" office:value="69425" table:style-name="ce7">
            <text:p>69.425</text:p>
          </table:table-cell>
          <table:table-cell office:value-type="percentage" office:value="0.96085975668830359" table:style-name="ce49">
            <text:p>96,1%</text:p>
          </table:table-cell>
          <table:table-cell office:value-type="float" office:value="69242" table:style-name="ce7">
            <text:p>69.242</text:p>
          </table:table-cell>
          <table:table-cell office:value-type="percentage" office:value="0.7515358065426444" table:style-name="ce49">
            <text:p>75,2%</text:p>
          </table:table-cell>
          <table:table-cell office:value-type="float" office:value="52924" table:style-name="ce7">
            <text:p>52.924</text:p>
          </table:table-cell>
          <table:table-cell office:value-type="percentage" office:value="0.55210256731240681" table:style-name="ce49">
            <text:p>55,2%</text:p>
          </table:table-cell>
          <table:table-cell office:value-type="float" office:value="23934" table:style-name="ce7">
            <text:p>23.934</text:p>
          </table:table-cell>
          <table:table-cell office:value-type="percentage" office:value="0.36771190216472832" table:style-name="ce49">
            <text:p>36,8%</text:p>
          </table:table-cell>
          <table:table-cell office:value-type="float" office:value="12787" table:style-name="ce7">
            <text:p>12.787</text:p>
          </table:table-cell>
          <table:table-cell office:value-type="percentage" office:value="0.21830505002219414" table:style-name="ce49">
            <text:p>21,8%</text:p>
          </table:table-cell>
          <table:table-cell office:value-type="float" office:value="19944" table:style-name="ce7">
            <text:p>19.944</text:p>
          </table:table-cell>
          <table:table-cell office:value-type="percentage" office:value="0.83731474873000544" table:style-name="ce49">
            <text:p>83,7%</text:p>
          </table:table-cell>
          <table:table-cell office:value-type="float" office:value="60199" table:style-name="ce7">
            <text:p>60.199</text:p>
          </table:table-cell>
          <table:table-cell office:value-type="percentage" office:value="0.89058362304904204" table:style-name="ce49">
            <text:p>89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000" table:style-name="ce7">
            <text:p>343.000</text:p>
          </table:table-cell>
          <table:table-cell office:value-type="percentage" office:value="0.91314718974293441" table:style-name="ce49">
            <text:p>91,3%</text:p>
          </table:table-cell>
          <table:table-cell office:value-type="float" office:value="249284" table:style-name="ce7">
            <text:p>249.284</text:p>
          </table:table-cell>
          <table:table-cell office:value-type="percentage" office:value="0.90607212695274164" table:style-name="ce49">
            <text:p>90,6%</text:p>
          </table:table-cell>
          <table:table-cell office:value-type="float" office:value="249617" table:style-name="ce7">
            <text:p>249.617</text:p>
          </table:table-cell>
          <table:table-cell office:value-type="percentage" office:value="0.77078682217219863" table:style-name="ce49">
            <text:p>77,1%</text:p>
          </table:table-cell>
          <table:table-cell office:value-type="float" office:value="172675" table:style-name="ce7">
            <text:p>172.675</text:p>
          </table:table-cell>
          <table:table-cell office:value-type="percentage" office:value="0.53613455292883005" table:style-name="ce49">
            <text:p>53,6%</text:p>
          </table:table-cell>
          <table:table-cell office:value-type="float" office:value="65350" table:style-name="ce7">
            <text:p>65.350</text:p>
          </table:table-cell>
          <table:table-cell office:value-type="percentage" office:value="0.315846962842671" table:style-name="ce49">
            <text:p>31,6%</text:p>
          </table:table-cell>
          <table:table-cell office:value-type="float" office:value="35131" table:style-name="ce7">
            <text:p>35.131</text:p>
          </table:table-cell>
          <table:table-cell office:value-type="percentage" office:value="0.20593821443226448" table:style-name="ce49">
            <text:p>20,6%</text:p>
          </table:table-cell>
          <table:table-cell office:value-type="float" office:value="79908" table:style-name="ce7">
            <text:p>79.908</text:p>
          </table:table-cell>
          <table:table-cell office:value-type="percentage" office:value="0.80719228243850705" table:style-name="ce49">
            <text:p>80,7%</text:p>
          </table:table-cell>
          <table:table-cell office:value-type="float" office:value="191937" table:style-name="ce7">
            <text:p>191.937</text:p>
          </table:table-cell>
          <table:table-cell office:value-type="percentage" office:value="0.86881164589736515" table:style-name="ce49">
            <text:p>86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12" table:style-name="ce7">
            <text:p>5.412</text:p>
          </table:table-cell>
          <table:table-cell office:value-type="percentage" office:value="0.82689075630252096" table:style-name="ce49">
            <text:p>82,7%</text:p>
          </table:table-cell>
          <table:table-cell office:value-type="float" office:value="6587" table:style-name="ce7">
            <text:p>6.587</text:p>
          </table:table-cell>
          <table:table-cell office:value-type="percentage" office:value="0.83200707338638369" table:style-name="ce49">
            <text:p>83,2%</text:p>
          </table:table-cell>
          <table:table-cell office:value-type="float" office:value="7217" table:style-name="ce7">
            <text:p>7.217</text:p>
          </table:table-cell>
          <table:table-cell office:value-type="percentage" office:value="0.66620511400350779" table:style-name="ce49">
            <text:p>66,6%</text:p>
          </table:table-cell>
          <table:table-cell office:value-type="float" office:value="6000" table:style-name="ce7">
            <text:p>6.000</text:p>
          </table:table-cell>
          <table:table-cell office:value-type="percentage" office:value="0.52938062466913716" table:style-name="ce49">
            <text:p>52,9%</text:p>
          </table:table-cell>
          <table:table-cell office:value-type="float" office:value="3132" table:style-name="ce7">
            <text:p>3.132</text:p>
          </table:table-cell>
          <table:table-cell office:value-type="percentage" office:value="0.336267983680481" table:style-name="ce49">
            <text:p>33,6%</text:p>
          </table:table-cell>
          <table:table-cell office:value-type="float" office:value="1669" table:style-name="ce7">
            <text:p>1.669</text:p>
          </table:table-cell>
          <table:table-cell office:value-type="percentage" office:value="0.18444026964305449" table:style-name="ce49">
            <text:p>18,4%</text:p>
          </table:table-cell>
          <table:table-cell office:value-type="float" office:value="1555" table:style-name="ce7">
            <text:p>1.555</text:p>
          </table:table-cell>
          <table:table-cell office:value-type="percentage" office:value="0.40201654601861425" table:style-name="ce49">
            <text:p>40,2%</text:p>
          </table:table-cell>
          <table:table-cell office:value-type="float" office:value="7564" table:style-name="ce7">
            <text:p>7.564</text:p>
          </table:table-cell>
          <table:table-cell office:value-type="percentage" office:value="0.84655847789591498" table:style-name="ce49">
            <text:p>84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63" table:style-name="ce7">
            <text:p>4.163</text:p>
          </table:table-cell>
          <table:table-cell office:value-type="percentage" office:value="0.76864844903988183" table:style-name="ce49">
            <text:p>76,9%</text:p>
          </table:table-cell>
          <table:table-cell office:value-type="float" office:value="5073" table:style-name="ce7">
            <text:p>5.073</text:p>
          </table:table-cell>
          <table:table-cell office:value-type="percentage" office:value="0.68758471130387644" table:style-name="ce49">
            <text:p>68,8%</text:p>
          </table:table-cell>
          <table:table-cell office:value-type="float" office:value="6228" table:style-name="ce7">
            <text:p>6.228</text:p>
          </table:table-cell>
          <table:table-cell office:value-type="percentage" office:value="0.62329863891112891" table:style-name="ce49">
            <text:p>62,3%</text:p>
          </table:table-cell>
          <table:table-cell office:value-type="float" office:value="5264" table:style-name="ce7">
            <text:p>5.264</text:p>
          </table:table-cell>
          <table:table-cell office:value-type="percentage" office:value="0.50219423774088912" table:style-name="ce49">
            <text:p>50,2%</text:p>
          </table:table-cell>
          <table:table-cell office:value-type="float" office:value="2548" table:style-name="ce7">
            <text:p>2.548</text:p>
          </table:table-cell>
          <table:table-cell office:value-type="percentage" office:value="0.28453378001116697" table:style-name="ce49">
            <text:p>28,5%</text:p>
          </table:table-cell>
          <table:table-cell office:value-type="float" office:value="1883" table:style-name="ce7">
            <text:p>1.883</text:p>
          </table:table-cell>
          <table:table-cell office:value-type="percentage" office:value="0.21046160724265117" table:style-name="ce49">
            <text:p>21,0%</text:p>
          </table:table-cell>
          <table:table-cell office:value-type="float" office:value="1306" table:style-name="ce7">
            <text:p>1.306</text:p>
          </table:table-cell>
          <table:table-cell office:value-type="percentage" office:value="0.28906595838866755" table:style-name="ce49">
            <text:p>28,9%</text:p>
          </table:table-cell>
          <table:table-cell office:value-type="float" office:value="6048" table:style-name="ce7">
            <text:p>6.048</text:p>
          </table:table-cell>
          <table:table-cell office:value-type="percentage" office:value="0.8499156829679595" table:style-name="ce49">
            <text:p>85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283" table:style-name="ce7">
            <text:p>2.283</text:p>
          </table:table-cell>
          <table:table-cell office:value-type="percentage" office:value="0.63985426008968604" table:style-name="ce49">
            <text:p>64,0%</text:p>
          </table:table-cell>
          <table:table-cell office:value-type="float" office:value="6263" table:style-name="ce7">
            <text:p>6.263</text:p>
          </table:table-cell>
          <table:table-cell office:value-type="percentage" office:value="0.67351328099795682" table:style-name="ce49">
            <text:p>67,4%</text:p>
          </table:table-cell>
          <table:table-cell office:value-type="float" office:value="13147" table:style-name="ce7">
            <text:p>13.147</text:p>
          </table:table-cell>
          <table:table-cell office:value-type="percentage" office:value="0.60719564012562355" table:style-name="ce49">
            <text:p>60,7%</text:p>
          </table:table-cell>
          <table:table-cell office:value-type="float" office:value="11416" table:style-name="ce7">
            <text:p>11.416</text:p>
          </table:table-cell>
          <table:table-cell office:value-type="percentage" office:value="0.36381019152936678" table:style-name="ce49">
            <text:p>36,4%</text:p>
          </table:table-cell>
          <table:table-cell office:value-type="float" office:value="6172" table:style-name="ce7">
            <text:p>6.172</text:p>
          </table:table-cell>
          <table:table-cell office:value-type="percentage" office:value="0.25981898547674176" table:style-name="ce49">
            <text:p>26,0%</text:p>
          </table:table-cell>
          <table:table-cell office:value-type="float" office:value="1150" table:style-name="ce7">
            <text:p>1.150</text:p>
          </table:table-cell>
          <table:table-cell office:value-type="percentage" office:value="0.90408805031446537" table:style-name="ce49">
            <text:p>90,4%</text:p>
          </table:table-cell>
          <table:table-cell office:value-type="float" office:value="23509" table:style-name="ce7">
            <text:p>23.509</text:p>
          </table:table-cell>
          <table:table-cell office:value-type="percentage" office:value="0.44203143802647415" table:style-name="ce49">
            <text:p>44,2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52" table:style-name="ce7">
            <text:p>52</text:p>
          </table:table-cell>
          <table:table-cell office:value-type="percentage" office:value="0.66666666666666663" table:style-name="ce52">
            <text:p>66,7%</text:p>
          </table:table-cell>
          <table:table-cell office:value-type="float" office:value="216" table:style-name="ce7">
            <text:p>216</text:p>
          </table:table-cell>
          <table:table-cell office:value-type="percentage" office:value="0.7526132404181185" table:style-name="ce52">
            <text:p>75,3%</text:p>
          </table:table-cell>
          <table:table-cell office:value-type="float" office:value="501" table:style-name="ce7">
            <text:p>501</text:p>
          </table:table-cell>
          <table:table-cell office:value-type="percentage" office:value="0.57718894009216593" table:style-name="ce52">
            <text:p>57,7%</text:p>
          </table:table-cell>
          <table:table-cell office:value-type="float" office:value="605" table:style-name="ce7">
            <text:p>605</text:p>
          </table:table-cell>
          <table:table-cell office:value-type="percentage" office:value="0.33388520971302427" table:style-name="ce52">
            <text:p>33,4%</text:p>
          </table:table-cell>
          <table:table-cell office:value-type="float" office:value="564" table:style-name="ce7">
            <text:p>564</text:p>
          </table:table-cell>
          <table:table-cell office:value-type="percentage" office:value="0.25393966681674923" table:style-name="ce52">
            <text:p>25,4%</text:p>
          </table:table-cell>
          <table:table-cell office:value-type="float" office:value="531" table:style-name="ce7">
            <text:p>531</text:p>
          </table:table-cell>
          <table:table-cell office:value-type="percentage" office:value="0.26737160120845921" table:style-name="ce52">
            <text:p>26,7%</text:p>
          </table:table-cell>
          <table:table-cell office:value-type="float" office:value="1049" table:style-name="ce7">
            <text:p>1.049</text:p>
          </table:table-cell>
          <table:table-cell office:value-type="percentage" office:value="0.23472812709778473" table:style-name="ce52">
            <text:p>23,5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25829" table:style-name="ce67">
            <text:p>6.325.829</text:p>
          </table:table-cell>
          <table:table-cell office:value-type="percentage" office:value="0.92248375037259089" table:style-name="ce68">
            <text:p>92,25%</text:p>
          </table:table-cell>
          <table:table-cell office:value-type="float" office:value="4818328" table:style-name="ce67">
            <text:p>4.818.328</text:p>
          </table:table-cell>
          <table:table-cell office:value-type="percentage" office:value="0.91422851045162623" table:style-name="ce68">
            <text:p>91,42%</text:p>
          </table:table-cell>
          <table:table-cell office:value-type="float" office:value="5008926" table:style-name="ce67">
            <text:p>5.008.926</text:p>
          </table:table-cell>
          <table:table-cell office:value-type="percentage" office:value="0.74729394732193588" table:style-name="ce68">
            <text:p>74,73%</text:p>
          </table:table-cell>
          <table:table-cell office:value-type="float" office:value="3994586" table:style-name="ce67">
            <text:p>3.994.586</text:p>
          </table:table-cell>
          <table:table-cell office:value-type="percentage" office:value="0.56859593207513759" table:style-name="ce68">
            <text:p>56,86%</text:p>
          </table:table-cell>
          <table:table-cell office:value-type="float" office:value="1854989" table:style-name="ce67">
            <text:p>1.854.989</text:p>
          </table:table-cell>
          <table:table-cell office:value-type="percentage" office:value="0.37235309077982037" table:style-name="ce68">
            <text:p>37,24%</text:p>
          </table:table-cell>
          <table:table-cell office:value-type="float" office:value="1044476" table:style-name="ce67">
            <text:p>1.044.476</text:p>
          </table:table-cell>
          <table:table-cell office:value-type="percentage" office:value="0.2559423735384056" table:style-name="ce68">
            <text:p>25,59%</text:p>
          </table:table-cell>
          <table:table-cell office:value-type="float" office:value="1465723" table:style-name="ce67">
            <text:p>1.465.723</text:p>
          </table:table-cell>
          <table:table-cell office:value-type="percentage" office:value="0.73917143697170895" table:style-name="ce68">
            <text:p>73,92%</text:p>
          </table:table-cell>
          <table:table-cell office:value-type="float" office:value="4205570" table:style-name="ce67">
            <text:p>4.205.570</text:p>
          </table:table-cell>
          <table:table-cell office:value-type="percentage" office:value="0.87062757840589722" table:style-name="ce68">
            <text:p>87,06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25633" table:style-name="ce75">
            <text:p>625.633</text:p>
          </table:table-cell>
          <table:table-cell office:value-type="float" office:value="405184" table:style-name="ce75">
            <text:p>405.184</text:p>
          </table:table-cell>
          <table:table-cell office:value-type="percentage" office:value="0.64763847175580569" table:style-name="ce76">
            <text:p>64,76%</text:p>
          </table:table-cell>
          <table:table-cell office:value-type="date" office:date-value="2022-02-10T00:00:00" table:style-name="ce77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89551" table:style-name="ce79">
            <text:p>89.551</text:p>
          </table:table-cell>
          <table:table-cell office:value-type="float" office:value="49103" table:style-name="ce79">
            <text:p>49.103</text:p>
          </table:table-cell>
          <table:table-cell office:value-type="percentage" office:value="0.54832441848778912" table:style-name="ce80">
            <text:p>54,83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3486" table:style-name="ce79">
            <text:p>53.486</text:p>
          </table:table-cell>
          <table:table-cell office:value-type="float" office:value="39790" table:style-name="ce79">
            <text:p>39.790</text:p>
          </table:table-cell>
          <table:table-cell office:value-type="percentage" office:value="0.74393299181094119" table:style-name="ce80">
            <text:p>74,39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404" table:style-name="ce79">
            <text:p>84.404</text:p>
          </table:table-cell>
          <table:table-cell office:value-type="float" office:value="28844" table:style-name="ce79">
            <text:p>28.844</text:p>
          </table:table-cell>
          <table:table-cell office:value-type="percentage" office:value="0.3417373584190323" table:style-name="ce80">
            <text:p>34,17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3490" table:style-name="ce79">
            <text:p>133.490</text:p>
          </table:table-cell>
          <table:table-cell office:value-type="float" office:value="70036" table:style-name="ce79">
            <text:p>70.036</text:p>
          </table:table-cell>
          <table:table-cell office:value-type="percentage" office:value="0.52465353209978272" table:style-name="ce80">
            <text:p>52,47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6806" table:style-name="ce79">
            <text:p>36.806</text:p>
          </table:table-cell>
          <table:table-cell office:value-type="float" office:value="23133" table:style-name="ce79">
            <text:p>23.133</text:p>
          </table:table-cell>
          <table:table-cell office:value-type="percentage" office:value="0.62851165570830847" table:style-name="ce80">
            <text:p>62,85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6938" table:style-name="ce79">
            <text:p>136.938</text:p>
          </table:table-cell>
          <table:table-cell office:value-type="float" office:value="93004" table:style-name="ce79">
            <text:p>93.004</text:p>
          </table:table-cell>
          <table:table-cell office:value-type="percentage" office:value="0.67916867487476085" table:style-name="ce80">
            <text:p>67,92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7544" table:style-name="ce79">
            <text:p>147.544</text:p>
          </table:table-cell>
          <table:table-cell office:value-type="float" office:value="92242" table:style-name="ce79">
            <text:p>92.242</text:p>
          </table:table-cell>
          <table:table-cell office:value-type="percentage" office:value="0.62518299625874318" table:style-name="ce80">
            <text:p>62,52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59033" table:style-name="ce79">
            <text:p>559.033</text:p>
          </table:table-cell>
          <table:table-cell office:value-type="float" office:value="223606" table:style-name="ce79">
            <text:p>223.606</text:p>
          </table:table-cell>
          <table:table-cell office:value-type="percentage" office:value="0.39998712061720865" table:style-name="ce80">
            <text:p>40,00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52220" table:style-name="ce79">
            <text:p>352.220</text:p>
          </table:table-cell>
          <table:table-cell office:value-type="float" office:value="223043" table:style-name="ce79">
            <text:p>223.043</text:p>
          </table:table-cell>
          <table:table-cell office:value-type="percentage" office:value="0.63324910567259096" table:style-name="ce80">
            <text:p>63,32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7546" table:style-name="ce79">
            <text:p>67.546</text:p>
          </table:table-cell>
          <table:table-cell office:value-type="float" office:value="50672" table:style-name="ce79">
            <text:p>50.672</text:p>
          </table:table-cell>
          <table:table-cell office:value-type="percentage" office:value="0.75018505907085542" table:style-name="ce80">
            <text:p>75,02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3059" table:style-name="ce79">
            <text:p>153.059</text:p>
          </table:table-cell>
          <table:table-cell office:value-type="float" office:value="125587" table:style-name="ce79">
            <text:p>125.587</text:p>
          </table:table-cell>
          <table:table-cell office:value-type="percentage" office:value="0.82051365813183152" table:style-name="ce80">
            <text:p>82,05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1936" table:style-name="ce79">
            <text:p>21.936</text:p>
          </table:table-cell>
          <table:table-cell office:value-type="float" office:value="13695" table:style-name="ce79">
            <text:p>13.695</text:p>
          </table:table-cell>
          <table:table-cell office:value-type="percentage" office:value="0.62431619256017501" table:style-name="ce80">
            <text:p>62,43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1254" table:style-name="ce79">
            <text:p>491.254</text:p>
          </table:table-cell>
          <table:table-cell office:value-type="float" office:value="227065" table:style-name="ce79">
            <text:p>227.065</text:p>
          </table:table-cell>
          <table:table-cell office:value-type="percentage" office:value="0.46221506593330536" table:style-name="ce80">
            <text:p>46,22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0647" table:style-name="ce79">
            <text:p>120.647</text:p>
          </table:table-cell>
          <table:table-cell office:value-type="float" office:value="64244" table:style-name="ce79">
            <text:p>64.244</text:p>
          </table:table-cell>
          <table:table-cell office:value-type="percentage" office:value="0.5324956277404328" table:style-name="ce80">
            <text:p>53,25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48816" table:style-name="ce79">
            <text:p>48.816</text:p>
          </table:table-cell>
          <table:table-cell office:value-type="float" office:value="25788" table:style-name="ce79">
            <text:p>25.788</text:p>
          </table:table-cell>
          <table:table-cell office:value-type="percentage" office:value="0.52826941986234022" table:style-name="ce80">
            <text:p>52,83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7320" table:style-name="ce79">
            <text:p>147.320</text:p>
          </table:table-cell>
          <table:table-cell office:value-type="float" office:value="78741" table:style-name="ce79">
            <text:p>78.741</text:p>
          </table:table-cell>
          <table:table-cell office:value-type="percentage" office:value="0.53448954656530001" table:style-name="ce80">
            <text:p>53,45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7952" table:style-name="ce79">
            <text:p>7.952</text:p>
          </table:table-cell>
          <table:table-cell office:value-type="float" office:value="2841" table:style-name="ce79">
            <text:p>2.841</text:p>
          </table:table-cell>
          <table:table-cell office:value-type="percentage" office:value="0.35726861167002011" table:style-name="ce80">
            <text:p>35,73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76" table:style-name="ce79">
            <text:p>9.776</text:p>
          </table:table-cell>
          <table:table-cell office:value-type="float" office:value="3323" table:style-name="ce79">
            <text:p>3.323</text:p>
          </table:table-cell>
          <table:table-cell office:value-type="percentage" office:value="0.33991407528641571" table:style-name="ce80">
            <text:p>33,99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2-09T00:00:00" table:style-name="ce85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287411" table:style-name="ce87">
            <text:p>3.287.411</text:p>
          </table:table-cell>
          <table:table-cell office:value-type="float" office:value="1839941" table:style-name="ce87">
            <text:p>1.839.941</text:p>
          </table:table-cell>
          <table:table-cell office:value-type="percentage" office:value="0.55969302286814759" table:style-name="ce88">
            <text:p>55,97%</text:p>
          </table:table-cell>
          <table:table-cell table:style-name="ce89"/>
          <table:table-cell table:number-columns-repeated="6" table:style-name="ce1"/>
          <table:table-cell table:style-name="ce69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11T15:37:02Z</dc:date>
  </office:meta>
</office:document-meta>
</file>